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166.3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174.27mm" fo:break-before="auto" style:use-optimal-row-height="true"/>
    </style:style>
    <style:style style:name="ro12" style:family="table-row">
      <style:table-row-properties style:row-height="115.04mm" fo:break-before="auto" style:use-optimal-row-height="true"/>
    </style:style>
    <style:style style:name="ro13" style:family="table-row">
      <style:table-row-properties style:row-height="91.35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47.91mm" fo:break-before="auto" style:use-optimal-row-height="true"/>
    </style:style>
    <style:style style:name="ro17" style:family="table-row">
      <style:table-row-properties style:row-height="87.4mm" fo:break-before="auto" style:use-optimal-row-height="true"/>
    </style:style>
    <style:style style:name="ro18" style:family="table-row">
      <style:table-row-properties style:row-height="118.99mm" fo:break-before="auto" style:use-optimal-row-height="true"/>
    </style:style>
    <style:style style:name="ro19" style:family="table-row">
      <style:table-row-properties style:row-height="75.55mm" fo:break-before="auto" style:use-optimal-row-height="true"/>
    </style:style>
    <style:style style:name="ro20" style:family="table-row">
      <style:table-row-properties style:row-height="40.01mm" fo:break-before="auto" style:use-optimal-row-height="true"/>
    </style:style>
    <style:style style:name="ro21" style:family="table-row">
      <style:table-row-properties style:row-height="55.81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8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Disease / Trait or Condition</text:p>
          </table:table-cell>
          <table:table-cell table:style-name="ce1" office:value-type="string" calcext:value-type="string">
            <text:p>Tissue Type/ GOI</text:p>
          </table:table-cell>
          <table:table-cell table:style-name="ce1" office:value-type="string" calcext:value-type="string">
            <text:p>Growth Phase/ Sample Type</text:p>
          </table:table-cell>
          <table:table-cell table:style-name="ce1" office:value-type="string" calcext:value-type="string">
            <text:p>Group1/Group2</text:p>
          </table:table-cell>
          <table:table-cell table:style-name="ce1" office:value-type="string" calcext:value-type="string">
            <text:p>mtDNA CN</text:p>
          </table:table-cell>
          <table:table-cell table:style-name="ce1" office:value-type="string" calcext:value-type="string">
            <text:p>Significance of Association</text:p>
          </table:table-cell>
          <table:table-cell table:style-name="ce1" office:value-type="string" calcext:value-type="string">
            <text:p>Methodology for Estimation</text:p>
          </table:table-cell>
          <table:table-cell table:style-name="ce1" office:value-type="string" calcext:value-type="string">
            <text:p>mt Gene Assayed</text:p>
          </table:table-cell>
          <table:table-cell table:style-name="ce1" office:value-type="string" calcext:value-type="string">
            <text:p>nu Gene Assayed</text:p>
          </table:table-cell>
          <table:table-cell table:style-name="ce1" office:value-type="string" calcext:value-type="string">
            <text:p>Gene / target</text:p>
          </table:table-cell>
          <table:table-cell table:style-name="ce1" office:value-type="string" calcext:value-type="string">
            <text:p>Forward primer sequence (5'-3')</text:p>
          </table:table-cell>
          <table:table-cell table:style-name="ce1" office:value-type="string" calcext:value-type="string">
            <text:p>Reverse primer sequence</text:p>
          </table:table-cell>
          <table:table-cell table:style-name="ce1" office:value-type="string" calcext:value-type="string">
            <text:p>Amplicon Size (bp)</text:p>
          </table:table-cell>
          <table:table-cell table:style-name="ce1" office:value-type="string" calcext:value-type="string">
            <text:p>Probe (if Probe was used)</text:p>
          </table:table-cell>
          <table:table-cell table:style-name="ce1" office:value-type="string" calcext:value-type="string">
            <text:p>DOI/ PMID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Pig</text:p>
          </table:table-cell>
          <table:table-cell office:value-type="string" calcext:value-type="string">
            <text:p>Ageing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nuDNA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r= 0.33; P= 0.011</text:p>
          </table:table-cell>
          <table:table-cell office:value-type="string" calcext:value-type="string">
            <text:p>Real time qPCR</text:p>
          </table:table-cell>
          <table:table-cell office:value-type="string" calcext:value-type="string">
            <text:p>ATP6</text:p>
            <text:p>COX1</text:p>
            <text:p>COX2</text:p>
            <text:p>CytB</text:p>
            <text:p>ND1</text:p>
            <text:p>ND2</text:p>
            <text:p>ND3</text:p>
            <text:p>ND4</text:p>
            <text:p>ND6</text:p>
          </table:table-cell>
          <table:table-cell office:value-type="string" calcext:value-type="string">
            <text:p>TWINKLE</text:p>
            <text:p>GCG</text:p>
            <text:p>PPIA</text:p>
            <text:p>RPL4</text:p>
            <text:p>YWHAZ</text:p>
          </table:table-cell>
          <table:table-cell office:value-type="string" calcext:value-type="string">
            <text:p>ATP6</text:p>
            <text:p>COX1</text:p>
            <text:p>COX2</text:p>
            <text:p>CytB</text:p>
            <text:p>ND1</text:p>
            <text:p>ND2</text:p>
            <text:p>ND3</text:p>
            <text:p>ND4</text:p>
            <text:p>ND6</text:p>
            <text:p>TWINKLE</text:p>
            <text:p>GCG</text:p>
            <text:p>PPIA</text:p>
            <text:p>RPL4</text:p>
            <text:p>YWHAZ</text:p>
          </table:table-cell>
          <table:table-cell office:value-type="string" calcext:value-type="string">
            <text:p>TATTTGCCTCTTTCATTGCCC </text:p>
            <text:p>ACTACTGACAGACCGCAACC</text:p>
            <text:p>TGAAGACCTCACCTTTGACTC</text:p>
            <text:p>TCTTCGCCTTTCACTTTATC</text:p>
            <text:p>GCCACATCCTCAATCTCCAT</text:p>
            <text:p>GACTAAACCAAACCCAACT</text:p>
            <text:p>CCTCCCTACTCGTACTAATCG</text:p>
            <text:p>ACGGACTCCATCTTTGACTG</text:p>
            <text:p>TGGCTACTGAGATGTACCCT</text:p>
            <text:p>GGAAGGAGGATGATGATAAGG</text:p>
            <text:p>GAATCAACACCATCGGTCAAAT</text:p>
            <text:p>CACAAACGGTTCCCAGTTTT</text:p>
            <text:p>AGGAGGCTGTTCTGCTTCTG</text:p>
            <text:p>ATTGGGTCTGGCCCTTAACT</text:p>
          </table:table-cell>
          <table:table-cell office:value-type="string" calcext:value-type="string">
            <text:p>GGATCGAGATTGTGCGGTTAT</text:p>
            <text:p>TCCAATGGACATTATGGCTC</text:p>
            <text:p>TCCTGGGATAGCATCTGTTTT</text:p>
            <text:p>GGGTGTAGTTGTCTGGGTCT</text:p>
            <text:p>GATTAGAGGGTAGGGTATTGGTAG</text:p>
            <text:p>GGGATAGGGATAAAGTTGT</text:p>
            <text:p>GATTGTTTGTTTGGGATGCT</text:p>
            <text:p>AGGTCGGTTTGACGTAAGC</text:p>
            <text:p>CCCATAGCTTCCTCACTAAA</text:p>
            <text:p>GGTATGGAGAAGGTAAGAGAGC</text:p>
            <text:p>CTCCACCCATAGAATGCCCAGT</text:p>
            <text:p>TGTCCACAGTCAGCAATGGT</text:p>
            <text:p>TCCAGGGATGTTTCTGAAGG</text:p>
            <text:p>GCGTGCTGTCTTTGTATGACTC</text:p>
          </table:table-cell>
          <table:table-cell table:style-name="ce2" office:value-type="string" calcext:value-type="string">
            <text:p>123</text:p>
            <text:p>220</text:p>
            <text:p>193</text:p>
            <text:p>240</text:p>
            <text:p>99</text:p>
            <text:p>189</text:p>
            <text:p>210</text:p>
            <text:p>217</text:p>
            <text:p>205</text:p>
            <text:p>211</text:p>
            <text:p>198</text:p>
            <text:p>171</text:p>
            <text:p>185</text:p>
            <text:p>146</text:p>
          </table:table-cell>
          <table:table-cell/>
          <table:table-cell office:value-type="string" calcext:value-type="string">
            <text:p>10.4238/2015.March.6.12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TFA age dependent expression</text:p>
          </table:table-cell>
          <table:table-cell office:value-type="string" calcext:value-type="string">
            <text:p>Cerebral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Real time qPCR</text:p>
          </table:table-cell>
          <table:table-cell office:value-type="string" calcext:value-type="string">
            <text:p>mtTFA</text:p>
          </table:table-cell>
          <table:table-cell table:style-name="ce3"/>
          <table:table-cell office:value-type="string" calcext:value-type="string">
            <text:p>mtTFA</text:p>
          </table:table-cell>
          <table:table-cell office:value-type="string" calcext:value-type="string">
            <text:p>GGAATGTGGAGCGTGCTAAAA</text:p>
          </table:table-cell>
          <table:table-cell office:value-type="string" calcext:value-type="string">
            <text:p>TGCTGGAAAAACACTTCGGAATA</text:p>
          </table:table-cell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TFA age dependent expression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Real time qPCR</text:p>
          </table:table-cell>
          <table:table-cell office:value-type="string" calcext:value-type="string">
            <text:p>mtTFA</text:p>
          </table:table-cell>
          <table:table-cell table:style-name="ce3"/>
          <table:table-cell office:value-type="string" calcext:value-type="string">
            <text:p>mtTFA</text:p>
          </table:table-cell>
          <table:table-cell office:value-type="string" calcext:value-type="string">
            <text:p>GGAATGTGGAGCGTGCTAAAA</text:p>
          </table:table-cell>
          <table:table-cell office:value-type="string" calcext:value-type="string">
            <text:p>TGCTGGAAAAACACTTCGGAATA</text:p>
          </table:table-cell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SSB age dependent expression</text:p>
          </table:table-cell>
          <table:table-cell office:value-type="string" calcext:value-type="string">
            <text:p>Cerebral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Real time qPCR</text:p>
          </table:table-cell>
          <table:table-cell office:value-type="string" calcext:value-type="string">
            <text:p>mtSSB</text:p>
          </table:table-cell>
          <table:table-cell table:style-name="ce3"/>
          <table:table-cell office:value-type="string" calcext:value-type="string">
            <text:p>mtSSB</text:p>
          </table:table-cell>
          <table:table-cell office:value-type="string" calcext:value-type="string">
            <text:p>TTACTTGGGCGAGTAGGTCAGGA</text:p>
          </table:table-cell>
          <table:table-cell office:value-type="string" calcext:value-type="string">
            <text:p>GACGTCACCCATTTGGTATGCTT</text:p>
          </table:table-cell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SSB age dependent expression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Real time qPCR</text:p>
          </table:table-cell>
          <table:table-cell office:value-type="string" calcext:value-type="string">
            <text:p>mtSSB</text:p>
          </table:table-cell>
          <table:table-cell table:style-name="ce3"/>
          <table:table-cell office:value-type="string" calcext:value-type="string">
            <text:p>mtSSB</text:p>
          </table:table-cell>
          <table:table-cell office:value-type="string" calcext:value-type="string">
            <text:p>TTACTTGGGCGAGTAGGTCAGGA</text:p>
          </table:table-cell>
          <table:table-cell office:value-type="string" calcext:value-type="string">
            <text:p>GACGTCACCCATTTGGTATGCTT</text:p>
          </table:table-cell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CO3 protein expression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Real time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MTCO3 protein expression</text:p>
          </table:table-cell>
          <table:table-cell office:value-type="string" calcext:value-type="string">
            <text:p>Skeletal muscle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Real time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16/j.bbagen.2005.03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udden Cardiac Death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1093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12 (Model 3)</text:p>
          </table:table-cell>
          <table:table-cell office:value-type="string" calcext:value-type="string">
            <text:p>Probe intensity of mtDNA-SNPs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101/113878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orse</text:p>
          </table:table-cell>
          <table:table-cell office:value-type="string" calcext:value-type="string">
            <text:p>Stallion Infertility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Across 37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Real time qPCR, normalization with a single copy nulear gene Beta actin</text:p>
          </table:table-cell>
          <table:table-cell office:value-type="string" calcext:value-type="string">
            <text:p>ND1</text:p>
            <text:p>ND4</text:p>
            <text:p>CytB</text:p>
          </table:table-cell>
          <table:table-cell table:style-name="ce3" table:number-columns-repeated="4"/>
          <table:table-cell table:style-name="ce2" office:value-type="float" office:value="300" calcext:value-type="float">
            <text:p>300</text:p>
          </table:table-cell>
          <table:table-cell/>
          <table:table-cell office:value-type="string" calcext:value-type="string">
            <text:p>10.1016/j.theriogenology.2017.02.015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uman</text:p>
          </table:table-cell>
          <table:table-cell office:value-type="string" calcext:value-type="string">
            <text:p>Cardiovascular mortality</text:p>
          </table:table-cell>
          <table:table-cell office:value-type="string" calcext:value-type="string">
            <text:p>Peripheral blood and Cardiac tissue</text:p>
          </table:table-cell>
          <table:table-cell office:value-type="string" calcext:value-type="string">
            <text:p>Across 3400 Samples</text:p>
          </table:table-cell>
          <table:table-cell table:style-name="ce2" office:value-type="string" calcext:value-type="string">
            <text:p>CM= 1700/ Healthy= 1700 = 3400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ROS assay, Unconditional logistic regression analyses from survey data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GACGCCATAAAACTCTTCACCAA</text:p>
            <text:p>CTGGGCATGTGGAGACAGAGAAGACT</text:p>
          </table:table-cell>
          <table:table-cell office:value-type="string" calcext:value-type="string">
            <text:p>AGG TTGAGGTTGACCAGGGG</text:p>
            <text:p>AGGCCATCACTAAAGGCACCGAGC</text:p>
          </table:table-cell>
          <table:table-cell/>
          <table:table-cell table:style-name="ce2" office:value-type="string" calcext:value-type="string">
            <text:p>5’-FAM-CCATCACCCT CTACATCACCGCCC-TAMRA</text:p>
            <text:p>5’-FAM- CCCTTAGGCTGCTGGTGG TCTACCCTT -TAMRA</text:p>
          </table:table-cell>
          <table:table-cell office:value-type="string" calcext:value-type="string">
            <text:p>10.1097/MD.000000000000332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Coronary heart diseases</text:p>
          </table:table-cell>
          <table:table-cell office:value-type="string" calcext:value-type="string">
            <text:p>Peripheral blood leukocytes and atherosclerotic plaque tissues</text:p>
          </table:table-cell>
          <table:table-cell office:value-type="string" calcext:value-type="string">
            <text:p>Across 756 Samples</text:p>
          </table:table-cell>
          <table:table-cell table:style-name="ce2" office:value-type="string" calcext:value-type="string">
            <text:p>CHD=378/ Healthy=378 = 756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Real time 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</text:p>
            <text:p>GTGCACCTGACTCCTGAGGAGA</text:p>
          </table:table-cell>
          <table:table-cell office:value-type="string" calcext:value-type="string">
            <text:p>GAGCGATGGTGAGAGCTAAGGT</text:p>
            <text:p>CCTTGATACCAACCTGCCCAG</text:p>
          </table:table-cell>
          <table:table-cell table:number-columns-repeated="2"/>
          <table:table-cell office:value-type="string" calcext:value-type="string">
            <text:p>10.1016/j.biomaterials.2013.12.057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9058 Participant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Real time qPCR, statistical analyses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0.1681/ASN.2015060661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TI6I89C polymorphism in Peripheral blood</text:p>
          </table:table-cell>
          <table:table-cell office:value-type="string" calcext:value-type="string">
            <text:p>Across 230 Participants</text:p>
          </table:table-cell>
          <table:table-cell table:style-name="ce2" office:value-type="string" calcext:value-type="string">
            <text:p>CC= 126 / Healthy= 114 = 23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=0.001</text:p>
          </table:table-cell>
          <table:table-cell office:value-type="string" calcext:value-type="string">
            <text:p>Real time qPCR</text:p>
          </table:table-cell>
          <table:table-cell office:value-type="string" calcext:value-type="string">
            <text:p>D-loop</text:p>
          </table:table-cell>
          <table:table-cell table:style-name="ce3" table:number-columns-repeated="2"/>
          <table:table-cell office:value-type="string" calcext:value-type="string">
            <text:p>ACCAGTCTTGTAAACCGGAG</text:p>
          </table:table-cell>
          <table:table-cell office:value-type="string" calcext:value-type="string">
            <text:p>GTGGGCTATTTAGGCTTTAT</text:p>
          </table:table-cell>
          <table:table-cell table:style-name="ce2" office:value-type="float" office:value="630" calcext:value-type="float">
            <text:p>630</text:p>
          </table:table-cell>
          <table:table-cell/>
          <table:table-cell office:value-type="string" calcext:value-type="string">
            <text:p>10.1177/101042831774029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Cisplatin (DDP) Treatment</text:p>
          </table:table-cell>
          <table:table-cell office:value-type="string" calcext:value-type="string">
            <text:p>HEp2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86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Cisplatin (DDP) Treatment</text:p>
          </table:table-cell>
          <table:table-cell office:value-type="string" calcext:value-type="string">
            <text:p>HNE2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87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Cisplatin (DDP) Treatment</text:p>
          </table:table-cell>
          <table:table-cell office:value-type="string" calcext:value-type="string">
            <text:p>A549 Tumor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88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Doxorubicin (DOX) Treatment</text:p>
          </table:table-cell>
          <table:table-cell office:value-type="string" calcext:value-type="string">
            <text:p>HEp2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89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Doxorubicin (DOX) Treatment</text:p>
          </table:table-cell>
          <table:table-cell office:value-type="string" calcext:value-type="string">
            <text:p>HNE2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90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poptotic tumor cell sensitivity to Doxorubicin (DOX) Treatment</text:p>
          </table:table-cell>
          <table:table-cell office:value-type="string" calcext:value-type="string">
            <text:p>A549 Tumor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office:value-type="string" calcext:value-type="string">
            <text:p>TFAM</text:p>
          </table:table-cell>
          <table:table-cell table:style-name="ce3"/>
          <table:table-cell office:value-type="string" calcext:value-type="string">
            <text:p>NCBI Reference Sequence: NC_012920 from 15 916 to 491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Effect of shRNA-TFAM upon apoptotic tumor cells</text:p>
          </table:table-cell>
          <table:table-cell office:value-type="string" calcext:value-type="string">
            <text:p>HEp2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FISH,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Effect of shRNA-TFAM upon apoptotic tumor cells</text:p>
          </table:table-cell>
          <table:table-cell office:value-type="string" calcext:value-type="string">
            <text:p>HNE2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FISH,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Effect of shRNA-TFAM upon apoptotic tumor cells</text:p>
          </table:table-cell>
          <table:table-cell office:value-type="string" calcext:value-type="string">
            <text:p>A549 Tumor Cell Line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FISH,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EtBr treatment of apoptotic tumour cell lines</text:p>
          </table:table-cell>
          <table:table-cell office:value-type="string" calcext:value-type="string">
            <text:p>Across Tumour Cell Lines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Flow Cytometry, 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Human</text:p>
          </table:table-cell>
          <table:table-cell office:value-type="string" calcext:value-type="string">
            <text:p>ROS pathway blockage</text:p>
          </table:table-cell>
          <table:table-cell office:value-type="string" calcext:value-type="string">
            <text:p>Across Cell Lines</text:p>
          </table:table-cell>
          <table:table-cell office:value-type="string" calcext:value-type="string">
            <text:p>Across cell population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Assay based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78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Papillary Thyroid Carcinoma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20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-CO1</text:p>
            <text:p>ACTB</text:p>
          </table:table-cell>
          <table:table-cell table:style-name="ce3"/>
          <table:table-cell office:value-type="string" calcext:value-type="string">
            <text:p>MT-CO1</text:p>
            <text:p>ACTB</text:p>
          </table:table-cell>
          <table:table-cell office:value-type="string" calcext:value-type="string">
            <text:p>TTCGCCGACCGTTGACTATTCTCT</text:p>
            <text:p>TCACCCACACTGTGCCCATCTACGA</text:p>
          </table:table-cell>
          <table:table-cell office:value-type="string" calcext:value-type="string">
            <text:p>AAGATTATTACAAATGCATGGGC</text:p>
            <text:p>CAGCGGAACCGCTCATTGCCAATGG</text:p>
          </table:table-cell>
          <table:table-cell/>
          <table:table-cell table:style-name="ce2" office:value-type="string" calcext:value-type="string">
            <text:p>AACGACCACATCTACAACGTTATCGTCA </text:p>
            <text:p>ATGCCCTCCCCCATGCCATCCTGCGT</text:p>
          </table:table-cell>
          <table:table-cell office:value-type="string" calcext:value-type="string">
            <text:p>10.1005/ijc.21110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Breast Cancer 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25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-CO1</text:p>
            <text:p>ACTB</text:p>
          </table:table-cell>
          <table:table-cell table:style-name="ce3"/>
          <table:table-cell office:value-type="string" calcext:value-type="string">
            <text:p>MT-CO1</text:p>
            <text:p>ACTB</text:p>
          </table:table-cell>
          <table:table-cell office:value-type="string" calcext:value-type="string">
            <text:p>TTCGCCGACCGTTGACTATTCTCT</text:p>
            <text:p>TCACCCACACTGTGCCCATCTACGA</text:p>
          </table:table-cell>
          <table:table-cell office:value-type="string" calcext:value-type="string">
            <text:p>AAGATTATTACAAATGCATGGGC</text:p>
            <text:p>CAGCGGAACCGCTCATTGCCAATGG</text:p>
          </table:table-cell>
          <table:table-cell/>
          <table:table-cell table:style-name="ce2" office:value-type="string" calcext:value-type="string">
            <text:p>AACGACCACATCTACAACGTTATCGTCA </text:p>
            <text:p>ATGCCCTCCCCCATGCCATCCTGCGT</text:p>
          </table:table-cell>
          <table:table-cell office:value-type="string" calcext:value-type="string">
            <text:p>10.1005/ijc.21110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Salivary Gland Oncocytoma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Small sample size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-CO1</text:p>
            <text:p>ACTB</text:p>
          </table:table-cell>
          <table:table-cell table:style-name="ce3"/>
          <table:table-cell office:value-type="string" calcext:value-type="string">
            <text:p>MT-CO1</text:p>
            <text:p>ACTB</text:p>
          </table:table-cell>
          <table:table-cell office:value-type="string" calcext:value-type="string">
            <text:p>TTCGCCGACCGTTGACTATTCTCT</text:p>
            <text:p>TCACCCACACTGTGCCCATCTACGA</text:p>
          </table:table-cell>
          <table:table-cell office:value-type="string" calcext:value-type="string">
            <text:p>AAGATTATTACAAATGCATGGGC</text:p>
            <text:p>CAGCGGAACCGCTCATTGCCAATGG</text:p>
          </table:table-cell>
          <table:table-cell/>
          <table:table-cell table:style-name="ce2" office:value-type="string" calcext:value-type="string">
            <text:p>AACGACCACATCTACAACGTTATCGTCA </text:p>
            <text:p>ATGCCCTCCCCCATGCCATCCTGCGT</text:p>
          </table:table-cell>
          <table:table-cell office:value-type="string" calcext:value-type="string">
            <text:p>10.1005/ijc.2111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ouse</text:p>
          </table:table-cell>
          <table:table-cell office:value-type="string" calcext:value-type="string">
            <text:p>Ageing</text:p>
          </table:table-cell>
          <table:table-cell office:value-type="string" calcext:value-type="string">
            <text:p>Skeletal muscle</text:p>
          </table:table-cell>
          <table:table-cell office:value-type="string" calcext:value-type="string">
            <text:p>Sod1 mouse model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dPCR</text:p>
          </table:table-cell>
          <table:table-cell office:value-type="string" calcext:value-type="string">
            <text:p>TERT</text:p>
          </table:table-cell>
          <table:table-cell office:value-type="string" calcext:value-type="string">
            <text:p>ACTB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07/s11357-016-9930-1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Increase of Clotting Factor 1 and Inflammation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990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r=-.221, P&lt;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ND1</text:p>
            <text:p>ACTB</text:p>
          </table:table-cell>
          <table:table-cell office:value-type="string" calcext:value-type="string">
            <text:p>AACATACCCATGGCCAACCT</text:p>
            <text:p>GAAGAGCCAAGGACAGGTAC</text:p>
          </table:table-cell>
          <table:table-cell office:value-type="string" calcext:value-type="string">
            <text:p>AGCGAAGGGTTGTAGTAGCCC</text:p>
            <text:p>CAACTTCATCCACGTTCACC</text:p>
          </table:table-cell>
          <table:table-cell table:number-columns-repeated="2"/>
          <table:table-cell office:value-type="string" calcext:value-type="string">
            <text:p>10.1093/gerona/glx03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47 subjects</text:p>
          </table:table-cell>
          <table:table-cell table:style-name="ce2" office:value-type="string" calcext:value-type="string">
            <text:p>BD = 23/ Healthy = 21 = 47</text:p>
          </table:table-cell>
          <table:table-cell office:value-type="string" calcext:value-type="string">
            <text:p>No change</text:p>
          </table:table-cell>
          <table:table-cell office:value-type="string" calcext:value-type="string">
            <text:p>p= 0.46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mtDNA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mtDNA</text:p>
            <text:p>ACTB</text:p>
          </table:table-cell>
          <table:table-cell office:value-type="string" calcext:value-type="string">
            <text:p>CCTAGCCGTTTACTCAATCCT</text:p>
            <text:p>GTGAAGGCTCATGGCAAGA</text:p>
          </table:table-cell>
          <table:table-cell office:value-type="string" calcext:value-type="string">
            <text:p>TGATGGCTAGGGTGACTTCAT</text:p>
            <text:p>AGCTCACTCAGTGTGGCAAAG </text:p>
          </table:table-cell>
          <table:table-cell table:number-columns-repeated="2"/>
          <table:table-cell office:value-type="string" calcext:value-type="string">
            <text:p>10.1016/j.pnpbp.2013.09.00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96 subjects</text:p>
          </table:table-cell>
          <table:table-cell table:style-name="ce2" office:value-type="string" calcext:value-type="string">
            <text:p>COPD = 86/ Non smoker = 77 = 196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CytB</text:p>
          </table:table-cell>
          <table:table-cell office:value-type="string" calcext:value-type="string">
            <text:p>RNaseP</text:p>
          </table:table-cell>
          <table:table-cell office:value-type="string" calcext:value-type="string">
            <text:p>CYTB</text:p>
            <text:p>RNaseP</text:p>
          </table:table-cell>
          <table:table-cell office:value-type="string" calcext:value-type="string">
            <text:p>CATCATTGGACAAGTAGCATCCGTAC</text:p>
            <text:p>AGCCATCTTGAGAATATGTAGCAGG</text:p>
          </table:table-cell>
          <table:table-cell office:value-type="string" calcext:value-type="string">
            <text:p>TTTCATCTCCGGTTTACAAGACTG</text:p>
            <text:p>ATTTTTGCTCCATCGGTCTCTC</text:p>
          </table:table-cell>
          <table:table-cell table:number-columns-repeated="2"/>
          <table:table-cell office:value-type="string" calcext:value-type="string">
            <text:p>10.1371/journal.pone.0138716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Laryngeal Canc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44 subjects</text:p>
          </table:table-cell>
          <table:table-cell table:style-name="ce2" office:value-type="string" calcext:value-type="string">
            <text:p>LC= 204/ Normal= 40 = 244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ACTB</text:p>
          </table:table-cell>
          <table:table-cell office:value-type="string" calcext:value-type="string">
            <text:p>ND1</text:p>
            <text:p>ACTB</text:p>
          </table:table-cell>
          <table:table-cell office:value-type="string" calcext:value-type="string">
            <text:p>CCCCTAAAACCCGCCACATC </text:p>
            <text:p>TCACCCACACTGTGCCCATCTACGA </text:p>
          </table:table-cell>
          <table:table-cell office:value-type="string" calcext:value-type="string">
            <text:p>GTAGAAGAGCGATGGTGAGAGC </text:p>
            <text:p>TCGGTGAGGATCTTCATGAGGTA</text:p>
          </table:table-cell>
          <table:table-cell/>
          <table:table-cell table:style-name="ce2" office:value-type="string" calcext:value-type="string">
            <text:p>6FAM-ACCCTCTACATCACCGCCCCGACC-TAMRA </text:p>
            <text:p>6FAM-ATGCCCTCCCCCATGCCATCC-TAMRA </text:p>
          </table:table-cell>
          <table:table-cell office:value-type="string" calcext:value-type="string">
            <text:p>10.1186/1746-1596-9-2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Alzhiemers Disease (AD)</text:p>
          </table:table-cell>
          <table:table-cell office:value-type="string" calcext:value-type="string">
            <text:p>Cerebral</text:p>
          </table:table-cell>
          <table:table-cell office:value-type="string" calcext:value-type="string">
            <text:p>Across 282 samples</text:p>
          </table:table-cell>
          <table:table-cell table:style-name="ce2" office:value-type="string" calcext:value-type="string">
            <text:p>Cases = 282/ 351 Controls = 633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186/s40478-016-0404-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Creytzfeldt-Jakob Disease (CJD)</text:p>
          </table:table-cell>
          <table:table-cell office:value-type="string" calcext:value-type="string">
            <text:p>Cerebral</text:p>
          </table:table-cell>
          <table:table-cell office:value-type="string" calcext:value-type="string">
            <text:p>Across 532 samples</text:p>
          </table:table-cell>
          <table:table-cell table:style-name="ce2" office:value-type="string" calcext:value-type="string">
            <text:p>Cases = 181 / 351 Controls = 532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186/s40478-016-0404-6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Human</text:p>
          </table:table-cell>
          <table:table-cell office:value-type="string" calcext:value-type="string">
            <text:p>Human Immuno Deficiency Virus Related Lipdystrophy</text:p>
          </table:table-cell>
          <table:table-cell office:value-type="string" calcext:value-type="string">
            <text:p>Abdominal adipose</text:p>
          </table:table-cell>
          <table:table-cell office:value-type="string" calcext:value-type="string">
            <text:p>Across 30 samples</text:p>
          </table:table-cell>
          <table:table-cell table:style-name="ce2" office:value-type="string" calcext:value-type="string">
            <text:p>Case = 15/ Control = 15 = 30</text:p>
          </table:table-cell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RT PCR, RNA and Protein analyses, and statistical analyses</text:p>
          </table:table-cell>
          <table:table-cell office:value-type="string" calcext:value-type="string">
            <text:p>MT-RNRI</text:p>
            <text:p>RNRI</text:p>
            <text:p>ACTB</text:p>
            <text:p>DDIT3</text:p>
            <text:p>MT-C02</text:p>
            <text:p>COX4I1</text:p>
            <text:p>CYBB</text:p>
            <text:p>NOX4</text:p>
            <text:p/>
            <text:p>GABPA</text:p>
            <text:p>TFAM</text:p>
            <text:p/>
            <text:p>UCP2</text:p>
          </table:table-cell>
          <table:table-cell office:value-type="string" calcext:value-type="string">
            <text:p>PPARGCIB</text:p>
            <text:p>PPARGC1A</text:p>
            <text:p>PPRC1</text:p>
            <text:p>NRFI</text:p>
          </table:table-cell>
          <table:table-cell office:value-type="string" calcext:value-type="string">
            <text:p>MT-RNRI</text:p>
            <text:p>RNRI</text:p>
            <text:p>ACTB</text:p>
            <text:p>DDIT3</text:p>
            <text:p>MT-C02</text:p>
            <text:p>COX4I1</text:p>
            <text:p>CYBB</text:p>
            <text:p>NOX4</text:p>
            <text:p>NRFI</text:p>
            <text:p>GABPA</text:p>
            <text:p>TFAM</text:p>
            <text:p>PPARGCIB</text:p>
            <text:p>PPARGC1A</text:p>
            <text:p>PPRC1</text:p>
            <text:p>UCP2</text:p>
          </table:table-cell>
          <table:table-cell office:value-type="string" calcext:value-type="string">
            <text:p>TAGCCCTAAACCTCAACAGT </text:p>
            <text:p>ATCCTTCGATGTCGGC </text:p>
            <text:p>CGACATGGAGAAAATCTGGC </text:p>
            <text:p>GCCAAAATCAGAGCTGGAAC </text:p>
            <text:p>TACGGCGGACTAATCTFCAA </text:p>
            <text:p>TGGATGAGAAAGTCGAGTTG </text:p>
            <text:p>AATGCCCAATCCCTCAG I I I </text:p>
            <text:p>TCCGTTGG1TI’GCAGA11I’AC </text:p>
            <text:p>GCAACAGGAAAGAAACGGAA </text:p>
            <text:p>TGCTGCACTGGAAGGCTATA </text:p>
            <text:p>TGTGTATTTACCGAGGTGGT </text:p>
            <text:p>CTGAAGATGACGTGGGT </text:p>
            <text:p>AAGAGCGCCGTGTGATTTAT </text:p>
            <text:p>CCACGTACTCAGGGTT </text:p>
            <text:p>CAGGATCGGCCTCTACGAC </text:p>
          </table:table-cell>
          <table:table-cell office:value-type="string" calcext:value-type="string">
            <text:p>TGCGCTTACITI’GTAGCCTTCAT </text:p>
            <text:p>AGCACATACACCAAATGTCT </text:p>
            <text:p>CCATCCTGCGTCTGGACCT </text:p>
            <text:p>TCTTGCAGGTCCTCATACCA </text:p>
            <text:p>AAAACAGATGCAA I 1 ‘C CCGG </text:p>
            <text:p>TCGTTATCATGTGGCAGAAG </text:p>
            <text:p>TCCCACTTCCATTTTGAACC </text:p>
            <text:p>CAAAAGTTTCCACCGAGGAC </text:p>
            <text:p>ATTGTCCTCTGTATCTCACC </text:p>
            <text:p>ACCGATATAGACCTCACCACA </text:p>
            <text:p>TTAGAAGAAEFGCCCAGCGT </text:p>
            <text:p>TGATGTTGGGTAGGATGTG </text:p>
            <text:p>ACCTACCGTTATACCTGTGA </text:p>
            <text:p>GGTCTAGGGGCCTCI1’ </text:p>
            <text:p>GTCAACGGTTCGGTTGTTGC </text:p>
          </table:table-cell>
          <table:table-cell table:number-columns-repeated="2"/>
          <table:table-cell office:value-type="string" calcext:value-type="string">
            <text:p>10.1128/AAC.01449-07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 biopsiies</text:p>
          </table:table-cell>
          <table:table-cell office:value-type="string" calcext:value-type="string">
            <text:p>Across 161 sample</text:p>
          </table:table-cell>
          <table:table-cell table:style-name="ce2" office:value-type="string" calcext:value-type="string">
            <text:p>PC = 115/ NAPs= 46 = 161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 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ND1</text:p>
            <text:p>B2M</text:p>
          </table:table-cell>
          <table:table-cell office:value-type="string" calcext:value-type="string">
            <text:p>TaqMan ID: Hs02596873_s1 </text:p>
            <text:p>TaqMan ID: Hs00112422_cn</text:p>
          </table:table-cell>
          <table:table-cell table:style-name="ce3"/>
          <table:table-cell table:style-name="ce2" office:value-type="float" office:value="143" calcext:value-type="float">
            <text:p>143</text:p>
          </table:table-cell>
          <table:table-cell/>
          <table:table-cell office:value-type="string" calcext:value-type="string">
            <text:p>10.1002/pros.2344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Clear Cell Renal Carcinoma</text:p>
          </table:table-cell>
          <table:table-cell office:value-type="string" calcext:value-type="string">
            <text:p>Tissue biopsies</text:p>
          </table:table-cell>
          <table:table-cell office:value-type="string" calcext:value-type="string">
            <text:p>Across 1237 samples</text:p>
          </table:table-cell>
          <table:table-cell table:style-name="ce2" office:value-type="string" calcext:value-type="string">
            <text:p>Cases= 608 / Control= 629 = 1237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= 0.09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 </text:p>
            <text:p>GTGCACCTGACTCCTGAGGAGA</text:p>
          </table:table-cell>
          <table:table-cell office:value-type="string" calcext:value-type="string">
            <text:p>GAGCGATGGTGAGAGCTAAGGT </text:p>
            <text:p>CCTTGATACCAACCTGCCCAG</text:p>
          </table:table-cell>
          <table:table-cell table:number-columns-repeated="2"/>
          <table:table-cell office:value-type="string" calcext:value-type="string">
            <text:p>10.1093/carcin/bgu24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nSc Differentiation</text:p>
          </table:table-cell>
          <table:table-cell office:value-type="string" calcext:value-type="string">
            <text:p>Human neuronal stem cells (hnsc)</text:p>
          </table:table-cell>
          <table:table-cell office:value-type="string" calcext:value-type="string">
            <text:p>Across Cell Lin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/>
          <table:table-cell office:value-type="string" calcext:value-type="string">
            <text:p>HBB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38/cdd.2013.115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Tumorigenesis of Glioblastoma cells</text:p>
          </table:table-cell>
          <table:table-cell office:value-type="string" calcext:value-type="string">
            <text:p>Glioblastoma Cells (GBM)</text:p>
          </table:table-cell>
          <table:table-cell office:value-type="string" calcext:value-type="string">
            <text:p>Across Cell Lines</text:p>
          </table:table-cell>
          <table:table-cell/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/>
          <table:table-cell office:value-type="string" calcext:value-type="string">
            <text:p>HBB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38/cdd.2013.11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Colorectal adenoma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938 samples</text:p>
          </table:table-cell>
          <table:table-cell table:style-name="ce2" office:value-type="string" calcext:value-type="string">
            <text:p>Cases = 412/ Controls = 526</text:p>
          </table:table-cell>
          <table:table-cell office:value-type="string" calcext:value-type="string">
            <text:p>No change</text:p>
          </table:table-cell>
          <table:table-cell office:value-type="string" calcext:value-type="string">
            <text:p>P = 0.86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18 SrRNA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02/mc.22370</text:p>
          </table:table-cell>
          <table:table-cell table:number-columns-repeated="1008"/>
        </table:table-row>
        <table:table-row table:style-name="ro12">
          <table:table-cell office:value-type="string" calcext:value-type="string">
            <text:p>Human</text:p>
          </table:table-cell>
          <table:table-cell office:value-type="string" calcext:value-type="string">
            <text:p>Pyramidal neurons in Alzhiemers Disease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0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2 </text:p>
            <text:p>COX3 </text:p>
            <text:p>ND4 </text:p>
            <text:p>12 SrRNA </text:p>
            <text:p>POLg </text:p>
            <text:p>ERRa </text:p>
            <text:p>NRF1 </text:p>
            <text:p>NRF2 </text:p>
            <text:p>TFAM </text:p>
            <text:p>PGC1a</text:p>
          </table:table-cell>
          <table:table-cell table:style-name="ce3"/>
          <table:table-cell office:value-type="string" calcext:value-type="string">
            <text:p>ND2 </text:p>
            <text:p>COX3 </text:p>
            <text:p>ND4 </text:p>
            <text:p>12 SrRNA </text:p>
            <text:p>POLg </text:p>
            <text:p>ERRa </text:p>
            <text:p>NRF1 </text:p>
            <text:p>NRF2 </text:p>
            <text:p>TFAM </text:p>
            <text:p>PGC1a</text:p>
          </table:table-cell>
          <table:table-cell office:value-type="string" calcext:value-type="string">
            <text:p>AAGCTGCCATCAAGTATTTCC </text:p>
            <text:p>TTTCACTTTACATCCAAACATCAC </text:p>
            <text:p>TGGCTATCATCACCCGATG </text:p>
            <text:p>CCTCAACAGTTAAATCAACAAAAC </text:p>
            <text:p>TGGTCAAACCCATTTCACTG </text:p>
            <text:p>CTTCGCTCCTCCTCTCATC </text:p>
            <text:p>TTTGTATGCCTTTGAAGAT </text:p>
            <text:p>GTTACAACTAGATGAAGAGACA </text:p>
            <text:p>AATCTGTCTGACTCTGAA </text:p>
            <text:p>GATGTGAACGACTTGGAT</text:p>
          </table:table-cell>
          <table:table-cell office:value-type="string" calcext:value-type="string">
            <text:p>GTAGTATTGGTTATGGTTCATTGTC </text:p>
            <text:p>CAATAGATGGAGACATACAGAAATAG </text:p>
            <text:p>GGTGTTGTGAGTGTAAATTAGTC </text:p>
            <text:p>CTGAGCAAGAGGTGGTGAC </text:p>
            <text:p>AGAACACCTGGCTTTGGG </text:p>
            <text:p>CTGGAGTCTGCTTGGAGTTAT </text:p>
            <text:p>AACCTGGATAAGTGAGAC </text:p>
            <text:p>ATCCACTGGTTTCTGACT </text:p>
            <text:p>CACATCTCAATCTTCTACTT </text:p>
            <text:p>TTGAAGGCTCATTGTTGTA</text:p>
          </table:table-cell>
          <table:table-cell/>
          <table:table-cell table:style-name="ce2" office:value-type="string" calcext:value-type="string">
            <text:p>[6-FAM]CACGCAAGCAACCGCATCCATAAT[BHQ1a-Q] </text:p>
            <text:p>[5TET]CGAAGCCGCCGCCTGATACTG[BHQ1a-Q] </text:p>
            <text:p>[AminoC6+TxRed]AGCCAGAACGCCTGAACGCAG[BHQ2a-Q] </text:p>
            <text:p>[Cy5]CGCCAGAACACTACGAGCCACAG[BHQ3a-Q]</text:p>
          </table:table-cell>
          <table:table-cell office:value-type="string" calcext:value-type="string">
            <text:p>10.3233/JAD-131715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Human</text:p>
          </table:table-cell>
          <table:table-cell office:value-type="string" calcext:value-type="string">
            <text:p>Huntington's Disease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18 samples</text:p>
          </table:table-cell>
          <table:table-cell table:style-name="ce2" office:value-type="string" calcext:value-type="string">
            <text:p>Cases = 50/ Mutation Cases = 40/ Controls = 28 = 118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ND4</text:p>
          </table:table-cell>
          <table:table-cell office:value-type="string" calcext:value-type="string">
            <text:p>Regions of Human nDNA</text:p>
          </table:table-cell>
          <table:table-cell office:value-type="string" calcext:value-type="string">
            <text:p>Human nDNA/ Chr7: Region 94328234-94328499</text:p>
            <text:p>Human nDNA/ ATP synthase subunit Fi</text:p>
            <text:p>Human mtDNA/ Region: ND1</text:p>
            <text:p>Human mtDNA/ Region: ND4</text:p>
            <text:p>Mouse nDNA/ Keratin associated protein</text:p>
            <text:p>Mouse mtDNA/ Region: AK018753</text:p>
          </table:table-cell>
          <table:table-cell office:value-type="string" calcext:value-type="string">
            <text:p>ATAAAGGTTCCTGTGATGTCAG </text:p>
            <text:p>CTGGCTTCCGATGACCTTTA </text:p>
            <text:p>CCCEAMACCCGCCACATCY </text:p>
            <text:p>GGGAGAACCTCFGTGCTAGTAA </text:p>
            <text:p>GGTTGAGTGTGCCMGGTCT </text:p>
            <text:p>CCITGTTECCCAGAGGTFCM </text:p>
          </table:table-cell>
          <table:table-cell office:value-type="string" calcext:value-type="string">
            <text:p>GTAAGTTATTTAGATGATTTTGMTGC </text:p>
            <text:p>FIFICGCGAAGGAGATGT TT </text:p>
            <text:p>GAG CGATGGTGAGAG CTAAGGT </text:p>
            <text:p>CACAATCTGATGTTTTG GTTAAACTATATTT </text:p>
            <text:p>GCGATGAGATGAGTCCCAAT </text:p>
            <text:p>ATGCCGTATGGACCAACAAT </text:p>
          </table:table-cell>
          <table:table-cell table:style-name="ce2" office:value-type="string" calcext:value-type="string">
            <text:p>266 </text:p>
            <text:p>101 </text:p>
            <text:p>69 </text:p>
            <text:p>283 </text:p>
            <text:p>156 </text:p>
            <text:p>169 </text:p>
          </table:table-cell>
          <table:table-cell/>
          <table:table-cell office:value-type="string" calcext:value-type="string">
            <text:p>10.1016/j.mito.2014.05.00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634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ND4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10.1016/j.neurobiolaging.2015.10.03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463 samples</text:p>
          </table:table-cell>
          <table:table-cell table:style-name="ce2" office:value-type="string" calcext:value-type="string">
            <text:p>Case = 285/ Controls = 285 = 463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= 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ALUYB8</text:p>
          </table:table-cell>
          <table:table-cell office:value-type="string" calcext:value-type="string">
            <text:p>ND2 </text:p>
            <text:p>ALUYB8</text:p>
          </table:table-cell>
          <table:table-cell office:value-type="string" calcext:value-type="string">
            <text:p>TGTTGGTTATACCCTTCCCGTACTA</text:p>
            <text:p>CTTGCAGTGAGCCGAGATT </text:p>
          </table:table-cell>
          <table:table-cell office:value-type="string" calcext:value-type="string">
            <text:p>GAGACGGAGTCTCGCTCTGTC</text:p>
            <text:p>CCTGCAAAGATGGTAGAGTAGATGA</text:p>
          </table:table-cell>
          <table:table-cell/>
          <table:table-cell table:style-name="ce2" office:value-type="string" calcext:value-type="string">
            <text:p>VICACTGCAGTCCGCAGTCCGGCCTMGBNFQ </text:p>
            <text:p>6FAMCCCTGGCCCAACCCMGBNFQ</text:p>
          </table:table-cell>
          <table:table-cell office:value-type="string" calcext:value-type="string">
            <text:p>10.18632/oncotarget.842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Pediatric Brain Tumours (PBTs)</text:p>
          </table:table-cell>
          <table:table-cell office:value-type="string" calcext:value-type="string">
            <text:p>Cerebral</text:p>
          </table:table-cell>
          <table:table-cell office:value-type="string" calcext:value-type="string">
            <text:p>Across 49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18 SrRNA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07/s12035-014-8930-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Cholangiocellular carcinoma (CCA)</text:p>
          </table:table-cell>
          <table:table-cell office:value-type="string" calcext:value-type="string">
            <text:p>Immortalized hepatocyte cell line</text:p>
          </table:table-cell>
          <table:table-cell office:value-type="string" calcext:value-type="string">
            <text:p>Across Cell Lin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TCTCACCATCGCTCTTCTAC </text:p>
            <text:p>CATGTGCAAGGCCGGCTTCG</text:p>
          </table:table-cell>
          <table:table-cell office:value-type="string" calcext:value-type="string">
            <text:p>CTGGGTCATCTTCTCGCGGT </text:p>
            <text:p>TTGGTCTCTGCTAGTGTGGA</text:p>
          </table:table-cell>
          <table:table-cell table:number-columns-repeated="2"/>
          <table:table-cell office:value-type="string" calcext:value-type="string">
            <text:p>10.1371/journal.pone.010469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Hepatocellular carcinoma (HCC)</text:p>
          </table:table-cell>
          <table:table-cell office:value-type="string" calcext:value-type="string">
            <text:p>Immortalized hepatocyte cell line</text:p>
          </table:table-cell>
          <table:table-cell office:value-type="string" calcext:value-type="string">
            <text:p>Across Cell Lines</text:p>
          </table:table-cell>
          <table:table-cell/>
          <table:table-cell office:value-type="string" calcext:value-type="string">
            <text:p>No change</text:p>
          </table:table-cell>
          <table:table-cell office:value-type="string" calcext:value-type="string">
            <text:p>P= .437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TCTCACCATCGCTCTTCTAC </text:p>
            <text:p>CATGTGCAAGGCCGGCTTCG</text:p>
          </table:table-cell>
          <table:table-cell office:value-type="string" calcext:value-type="string">
            <text:p>CTGGGTCATCTTCTCGCGGT </text:p>
            <text:p>TTGGTCTCTGCTAGTGTGGA</text:p>
          </table:table-cell>
          <table:table-cell table:number-columns-repeated="2"/>
          <table:table-cell office:value-type="string" calcext:value-type="string">
            <text:p>10.1371/journal.pone.010469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Breast Cancer </text:p>
          </table:table-cell>
          <table:table-cell office:value-type="string" calcext:value-type="string">
            <text:p>Tumour vs Non Tumour</text:p>
          </table:table-cell>
          <table:table-cell office:value-type="string" calcext:value-type="string">
            <text:p>Across 102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ATP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GAPDH</text:p>
            <text:p>MTATP</text:p>
          </table:table-cell>
          <table:table-cell office:value-type="string" calcext:value-type="string">
            <text:p>CCCCACACACATGCACTTACC</text:p>
            <text:p>AATATTAAACACAAACTACCACCTACC</text:p>
          </table:table-cell>
          <table:table-cell office:value-type="string" calcext:value-type="string">
            <text:p>CCTAGTCCCAGGGCTTTGATT</text:p>
            <text:p>TGGTTCTCAGGGTTTGTTATA</text:p>
          </table:table-cell>
          <table:table-cell/>
          <table:table-cell table:style-name="ce2" office:value-type="string" calcext:value-type="string">
            <text:p>(MGB)TAGGAAGGACAGGCAAC(VIC)</text:p>
            <text:p>(MGB)CCTCACCAAAGCCCATA</text:p>
          </table:table-cell>
          <table:table-cell office:value-type="string" calcext:value-type="string">
            <text:p>10.1007/s00432-008-0533-9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Soft Tissue Sarcoma (STS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55 samples</text:p>
          </table:table-cell>
          <table:table-cell table:style-name="ce2" office:value-type="string" calcext:value-type="string">
            <text:p>Cases = 325/ Control = 330 = 655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TAAAACCCGCCACATCT</text:p>
            <text:p>GTGCACCTGACTCCTGAGGAGA</text:p>
          </table:table-cell>
          <table:table-cell office:value-type="string" calcext:value-type="string">
            <text:p>GAGCGATGGTGAGAGCTAAGGT</text:p>
            <text:p>CCTTGATACCAACCTGCCCAG</text:p>
          </table:table-cell>
          <table:table-cell table:number-columns-repeated="2"/>
          <table:table-cell office:value-type="string" calcext:value-type="string">
            <text:p>10.1093/carcin/bgt023</text:p>
          </table:table-cell>
          <table:table-cell table:number-columns-repeated="1008"/>
        </table:table-row>
        <table:table-row table:style-name="ro14">
          <table:table-cell office:value-type="string" calcext:value-type="string">
            <text:p>Human</text:p>
          </table:table-cell>
          <table:table-cell office:value-type="string" calcext:value-type="string">
            <text:p>Head and Neck Cancer</text:p>
          </table:table-cell>
          <table:table-cell office:value-type="string" calcext:value-type="string">
            <text:p>Tumour Vs Non Tumour</text:p>
          </table:table-cell>
          <table:table-cell office:value-type="string" calcext:value-type="string">
            <text:p>Across 75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&lt;0.00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tRNA leu</text:p>
          </table:table-cell>
          <table:table-cell office:value-type="string" calcext:value-type="string">
            <text:p>18 SrRNA</text:p>
          </table:table-cell>
          <table:table-cell office:value-type="string" calcext:value-type="string">
            <text:p>tRNA leu</text:p>
            <text:p>18 SrRNA</text:p>
          </table:table-cell>
          <table:table-cell office:value-type="string" calcext:value-type="string">
            <text:p>ACCCAAGAACAGGGTTTGT</text:p>
            <text:p>TAGAGGGACAAGTGGCGTTC</text:p>
          </table:table-cell>
          <table:table-cell office:value-type="string" calcext:value-type="string">
            <text:p>TGGCCATGGGTATGTTGTTAA</text:p>
            <text:p>CGCTGAGCCAGTCAGTGT</text:p>
          </table:table-cell>
          <table:table-cell/>
          <table:table-cell table:style-name="ce2" office:value-type="string" calcext:value-type="string">
            <text:p>FAM-5'-TTACCGGGCTCTGCCATCT-3</text:p>
            <text:p>VIC-5'-AGCAATAACAGGTCTGTGATG-3</text:p>
          </table:table-cell>
          <table:table-cell office:value-type="string" calcext:value-type="string">
            <text:p>10.3109/1354750X.2014.902101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Male combat veterans with PTSD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87 samples</text:p>
          </table:table-cell>
          <table:table-cell table:style-name="ce2" office:value-type="string" calcext:value-type="string">
            <text:p>Cases = 43/ Controls = 44 = 87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RNase P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CCCTAAAACCCGCCACATCT</text:p>
          </table:table-cell>
          <table:table-cell office:value-type="string" calcext:value-type="string">
            <text:p>CCTTGATACCAACCTGCCCAG</text:p>
          </table:table-cell>
          <table:table-cell/>
          <table:table-cell table:style-name="ce2" office:value-type="string" calcext:value-type="string">
            <text:p>FAM-CCATCACCCTCTACATCACCGCCC-TAMRA</text:p>
          </table:table-cell>
          <table:table-cell office:value-type="string" calcext:value-type="string">
            <text:p>10.1016/j.pnpbp.2015.06.012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DNA methylation of exon 2 of POLGA</text:p>
          </table:table-cell>
          <table:table-cell office:value-type="string" calcext:value-type="string">
            <text:p>Stem and Cancer Cell Lines</text:p>
          </table:table-cell>
          <table:table-cell table:style-name="ce3"/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Expression Analyses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38/cddis.2015.34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Adenocarcinoma (ADC)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Across 48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=1.000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COX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COX1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11/apm.12471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Squamous Cell Carcinoma (SCC)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Across 42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=1.000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COX1</text:p>
          </table:table-cell>
          <table:table-cell table:number-columns-repeated="2" office:value-type="string" calcext:value-type="string"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11/apm.1247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Gastric Cancer (GC)</text:p>
          </table:table-cell>
          <table:table-cell office:value-type="string" calcext:value-type="string">
            <text:p>Tumour vs non tumour samples</text:p>
          </table:table-cell>
          <table:table-cell office:value-type="string" calcext:value-type="string">
            <text:p>Across 461 samples</text:p>
          </table:table-cell>
          <table:table-cell table:style-name="ce2" office:value-type="string" calcext:value-type="string">
            <text:p>Cases = 162/ Controls = 299 = 461</text:p>
          </table:table-cell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/>
          <table:table-cell office:value-type="string" calcext:value-type="string">
            <text:p>HBB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158/1055-9965.EPI-11-037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000 samples</text:p>
          </table:table-cell>
          <table:table-cell table:style-name="ce2" office:value-type="string" calcext:value-type="string">
            <text:p>Cases = 500/ Controls = 500 = 100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371/journal.pone.0131649 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geing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067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AACATACCCATGGCCAACCT</text:p>
            <text:p>GAAGAGCCAAGGACAGGTAC</text:p>
          </table:table-cell>
          <table:table-cell office:value-type="string" calcext:value-type="string">
            <text:p>AGCGAAGGGTTGTAGTAGCCC</text:p>
            <text:p>CAACTTCATCCACGTTCACC</text:p>
          </table:table-cell>
          <table:table-cell table:number-columns-repeated="2"/>
          <table:table-cell office:value-type="string" calcext:value-type="string">
            <text:p>10.1007/s00439-014-1458-9</text:p>
          </table:table-cell>
          <table:table-cell table:number-columns-repeated="1008"/>
        </table:table-row>
        <table:table-row table:style-name="ro15">
          <table:table-cell office:value-type="string" calcext:value-type="string">
            <text:p>Human</text:p>
          </table:table-cell>
          <table:table-cell office:value-type="string" calcext:value-type="string">
            <text:p>Huntington's Disease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118 samples</text:p>
          </table:table-cell>
          <table:table-cell table:style-name="ce2" office:value-type="string" calcext:value-type="string">
            <text:p>Mutatnts = 40/ Cases = 28/ Controls = 50 = 118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=0.000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ND4</text:p>
          </table:table-cell>
          <table:table-cell office:value-type="string" calcext:value-type="string">
            <text:p>Chr7: Region 94328234-94328499 </text:p>
            <text:p>ATP synthase subunit F1</text:p>
          </table:table-cell>
          <table:table-cell office:value-type="string" calcext:value-type="string">
            <text:p>ND1</text:p>
            <text:p>ND4</text:p>
            <text:p>Region 94328234-94328499 </text:p>
            <text:p>ATP synthase subunit F1</text:p>
          </table:table-cell>
          <table:table-cell office:value-type="string" calcext:value-type="string">
            <text:p>CCCTAAAACCCGCCACATCY </text:p>
            <text:p>AAAGGTTCCTGTGATGTCAG </text:p>
            <text:p>CTGGCTTCCGATGACCTTTA </text:p>
            <text:p>GGGAGAACTCTCTGTGCTAGTAA </text:p>
          </table:table-cell>
          <table:table-cell office:value-type="string" calcext:value-type="string">
            <text:p>GAGCGATGGTGAGAGCTAAGGT</text:p>
            <text:p>CACAATCTGATGTTTTGGTTAAACTATATTT </text:p>
            <text:p>GTAAGTTATTTAGATGATTTTGAATGC</text:p>
            <text:p>TTTTGGCGAAGGAGATGTTT</text:p>
          </table:table-cell>
          <table:table-cell table:style-name="ce2" office:value-type="string" calcext:value-type="string">
            <text:p>266 </text:p>
            <text:p>101 </text:p>
            <text:p>69 </text:p>
            <text:p>283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Renal Cell Carcinoma (RCC)</text:p>
          </table:table-cell>
          <table:table-cell office:value-type="string" calcext:value-type="string">
            <text:p>Peripheral blood leukocytes </text:p>
          </table:table-cell>
          <table:table-cell office:value-type="string" calcext:value-type="string">
            <text:p>Across 5 Cases</text:p>
          </table:table-cell>
          <table:table-cell table:style-name="ce2" office:value-type="string" calcext:value-type="string">
            <text:p>Cases = 5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= 0.043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TFAM</text:p>
          </table:table-cell>
          <table:table-cell office:value-type="string" calcext:value-type="string">
            <text:p>Null Target</text:p>
          </table:table-cell>
          <table:table-cell office:value-type="string" calcext:value-type="string">
            <text:p>TFAM</text:p>
            <text:p>NT</text:p>
          </table:table-cell>
          <table:table-cell office:value-type="string" calcext:value-type="string">
            <text:p>CGTTTATGTAGCTGAAAGATT</text:p>
            <text:p>TCAGTTAACCACTTTTT</text:p>
          </table:table-cell>
          <table:table-cell table:style-name="ce3"/>
          <table:table-cell table:number-columns-repeated="2"/>
          <table:table-cell office:value-type="string" calcext:value-type="string">
            <text:p>10.3390/ijms17060814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epatocellular carcinoma (HC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float" office:value="27255030" calcext:value-type="float">
            <text:p>27255030</text:p>
          </table:table-cell>
          <table:table-cell table:number-columns-repeated="1008"/>
        </table:table-row>
        <table:table-row table:style-name="ro16">
          <table:table-cell office:value-type="string" calcext:value-type="string">
            <text:p>Human</text:p>
          </table:table-cell>
          <table:table-cell office:value-type="string" calcext:value-type="string">
            <text:p>Hepatocellular carcinoma (HCC)</text:p>
          </table:table-cell>
          <table:table-cell office:value-type="string" calcext:value-type="string">
            <text:p>Tumour vs non tumour tissue</text:p>
          </table:table-cell>
          <table:table-cell office:value-type="string" calcext:value-type="string">
            <text:p>Across 61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D-loop region primer 1</text:p>
            <text:p>D-loop region primer 2</text:p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D-loop region primer 1</text:p>
            <text:p>D-loop region primer 2</text:p>
            <text:p>ND1</text:p>
            <text:p>HBB</text:p>
          </table:table-cell>
          <table:table-cell office:value-type="string" calcext:value-type="string">
            <text:p>CCCCATGCTTACAAGCAAGT</text:p>
            <text:p>GCTTTGAGGAGGTAAGCTAC</text:p>
            <text:p>TCTCACCATCGCTCTTCTAC</text:p>
            <text:p>CATGTGCAAGGCCGGCTTCG</text:p>
          </table:table-cell>
          <table:table-cell office:value-type="string" calcext:value-type="string">
            <text:p>TTGGTCTCTGCTAGTGTGGA</text:p>
            <text:p>CTGGGTCATCTTCTCGCGGT</text:p>
          </table:table-cell>
          <table:table-cell table:number-columns-repeated="2"/>
          <table:table-cell office:value-type="string" calcext:value-type="string">
            <text:p>10.1016/j.mrfmmm.2003.12.011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Oocyte reference</text:p>
          </table:table-cell>
          <table:table-cell office:value-type="string" calcext:value-type="string">
            <text:p>Across oocytes</text:p>
          </table:table-cell>
          <table:table-cell/>
          <table:table-cell office:value-type="string" calcext:value-type="string">
            <text:p>Base line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3 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2 cell embryo vs Oocyte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4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3-4 cell embryo vs 2 cell embryo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5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5-8 cell embryo vs 3-4 cell embryo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6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9-14 cell embryo vs 5-8 cell embryo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7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Morula vs 9-14 cell embryo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8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Embryogenesis</text:p>
          </table:table-cell>
          <table:table-cell office:value-type="string" calcext:value-type="string">
            <text:p>Blastocyst vs Morula</text:p>
          </table:table-cell>
          <table:table-cell office:value-type="string" calcext:value-type="string">
            <text:p>Across embryo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KRTAP</text:p>
          </table:table-cell>
          <table:table-cell office:value-type="string" calcext:value-type="string">
            <text:p>Region: AK018759</text:p>
          </table:table-cell>
          <table:table-cell office:value-type="string" calcext:value-type="string">
            <text:p>KRTAP</text:p>
            <text:p>AK018754</text:p>
          </table:table-cell>
          <table:table-cell office:value-type="string" calcext:value-type="string">
            <text:p>GGTTGAGTGTGCCAAGGTCT </text:p>
            <text:p>CCTTGTTCCCAGAGGTTCAA </text:p>
          </table:table-cell>
          <table:table-cell office:value-type="string" calcext:value-type="string">
            <text:p>GCGATGAGATGAGTCCCAAT </text:p>
            <text:p>ATGCCGTATGGACCAACAAT</text:p>
          </table:table-cell>
          <table:table-cell table:style-name="ce2" office:value-type="string" calcext:value-type="string">
            <text:p>156 </text:p>
            <text:p>169 </text:p>
          </table:table-cell>
          <table:table-cell/>
          <table:table-cell office:value-type="string" calcext:value-type="string">
            <text:p>10.1007/s10815-017-0886-6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Endometrial adenocarcinom (eADC)</text:p>
          </table:table-cell>
          <table:table-cell office:value-type="string" calcext:value-type="string">
            <text:p>Endometrial glandular epithelial cells</text:p>
          </table:table-cell>
          <table:table-cell office:value-type="string" calcext:value-type="string">
            <text:p>Across 106 samples</text:p>
          </table:table-cell>
          <table:table-cell table:style-name="ce2" office:value-type="string" calcext:value-type="string">
            <text:p>Cases = 65/ Control= 41 = 106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16/j.ygyno.2005.04.01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Ageing</text:p>
          </table:table-cell>
          <table:table-cell office:value-type="string" calcext:value-type="string">
            <text:p>Aged vs young</text:p>
          </table:table-cell>
          <table:table-cell office:value-type="string" calcext:value-type="string">
            <text:p>Across 2077 participant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371/journal.pgen.100530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Brancing in cardiac tissue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New born vs Adult type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371/journal.pone.0010426</text:p>
          </table:table-cell>
          <table:table-cell table:number-columns-repeated="1008"/>
        </table:table-row>
        <table:table-row table:style-name="ro15">
          <table:table-cell office:value-type="string" calcext:value-type="string">
            <text:p>Human</text:p>
          </table:table-cell>
          <table:table-cell office:value-type="string" calcext:value-type="string">
            <text:p>Autism Spectrum Disorders (ASD)</text:p>
          </table:table-cell>
          <table:table-cell office:value-type="string" calcext:value-type="string">
            <text:p>Case vs control</text:p>
          </table:table-cell>
          <table:table-cell office:value-type="string" calcext:value-type="string">
            <text:p>Across 200 samples</text:p>
          </table:table-cell>
          <table:table-cell table:style-name="ce2" office:value-type="string" calcext:value-type="string">
            <text:p>Cases = 100/ Control = 100 =20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4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ND4</text:p>
            <text:p>CYTB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ND1</text:p>
            <text:p>ND4</text:p>
            <text:p>CYTB</text:p>
            <text:p>HPK</text:p>
          </table:table-cell>
          <table:table-cell office:value-type="string" calcext:value-type="string">
            <text:p>CCCTAAAACCCGCCACATCT</text:p>
            <text:p>CCATTCTCCTCCTATCCCTCAAC</text:p>
            <text:p>CACGATTCTTTACCTTTCACTTCATC</text:p>
            <text:p>AGCCCAAATGGCCTTGAAG</text:p>
          </table:table-cell>
          <table:table-cell office:value-type="string" calcext:value-type="string">
            <text:p>CCCTAAAACCCGCCACATCT</text:p>
            <text:p>CACAATCTGATGTTTTGGTTAAACTATATTT</text:p>
            <text:p>TGATCCCGTTTCGTGCAAG</text:p>
            <text:p>AGAGACAGAATGCCAGTGAGCTT</text:p>
          </table:table-cell>
          <table:table-cell table:number-columns-repeated="2"/>
          <table:table-cell office:value-type="string" calcext:value-type="string">
            <text:p>10.1080/15622975.2016.1234069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Squamous Cell Cervical Carcinomas (SCCC)</text:p>
          </table:table-cell>
          <table:table-cell office:value-type="string" calcext:value-type="string">
            <text:p>Tumour vs non tumour tissues</text:p>
          </table:table-cell>
          <table:table-cell office:value-type="string" calcext:value-type="string">
            <text:p>Across 210 Samples</text:p>
          </table:table-cell>
          <table:table-cell table:style-name="ce2" office:value-type="string" calcext:value-type="string">
            <text:p>L-SIL = 28/ H-SIL = 30/ SCCC = 123/ Control =29 = 121</text:p>
          </table:table-cell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ND4</text:p>
            <text:p>CYTB</text:p>
            <text:p>MnSOD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MnSOD</text:p>
          </table:table-cell>
          <table:table-cell office:value-type="string" calcext:value-type="string">
            <text:p>ACTACAACCCTTCGCTGACG </text:p>
            <text:p>GAGCCGGGCAGTGTGC</text:p>
          </table:table-cell>
          <table:table-cell office:value-type="string" calcext:value-type="string">
            <text:p>GCCTAGGTTGAGGTTGACCA </text:p>
            <text:p>AGGGCGCCGTAGTCGTAGGG</text:p>
          </table:table-cell>
          <table:table-cell table:number-columns-repeated="2"/>
          <table:table-cell office:value-type="string" calcext:value-type="string">
            <text:p>10.1016/j.ygyno.2013.01.001</text:p>
          </table:table-cell>
          <table:table-cell table:number-columns-repeated="1008"/>
        </table:table-row>
        <table:table-row table:style-name="ro17">
          <table:table-cell office:value-type="string" calcext:value-type="string">
            <text:p>Human</text:p>
          </table:table-cell>
          <table:table-cell office:value-type="string" calcext:value-type="string">
            <text:p>Elevated chances of HPV infection </text:p>
          </table:table-cell>
          <table:table-cell office:value-type="string" calcext:value-type="string">
            <text:p>Tumour vs non tumour tissues</text:p>
          </table:table-cell>
          <table:table-cell office:value-type="string" calcext:value-type="string">
            <text:p>Across 122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= 0.118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10398</text:p>
            <text:p>Mitochondrial</text:p>
            <text:p>HBB</text:p>
          </table:table-cell>
          <table:table-cell office:value-type="string" calcext:value-type="string">
            <text:p>HPV-16</text:p>
            <text:p>HPV-18</text:p>
          </table:table-cell>
          <table:table-cell office:value-type="string" calcext:value-type="string">
            <text:p>HPV-16</text:p>
            <text:p>HPV-18</text:p>
            <text:p>10398</text:p>
            <text:p>Mitochondrial</text:p>
            <text:p>HBB</text:p>
          </table:table-cell>
          <table:table-cell office:value-type="string" calcext:value-type="string">
            <text:p>CCTGTGTAGGTGTTGAGG</text:p>
            <text:p>GAGCGACCCAGAAAGTTACCAC</text:p>
            <text:p>GTGGACCAGCAAATACAGGA</text:p>
            <text:p>CGGCGACCCTACAAGCTACC</text:p>
            <text:p>CAAACAACTAACCTGCCAC</text:p>
            <text:p>TTCTGGCCACAGCACTTAAAC</text:p>
            <text:p>GCTGGGTAGCTCTAAACAATGTATTCA</text:p>
          </table:table-cell>
          <table:table-cell office:value-type="string" calcext:value-type="string">
            <text:p>TGGATTTACTGCAACATTGG</text:p>
            <text:p>ACCTCACGTCGCAGTAACTGTTG</text:p>
            <text:p>TCCAACACGTGGTCGTTGCA</text:p>
            <text:p>ACCTCTGTAAGTTCCAATACTGTCTTGC</text:p>
            <text:p>ATGAGGGGCATTTGGTA</text:p>
            <text:p>GCTGGTGTTAGGGTTCTTTGTTTT</text:p>
            <text:p>CCATGTACTAACAAATGTCTAAAATGGT</text:p>
          </table:table-cell>
          <table:table-cell table:number-columns-repeated="2"/>
          <table:table-cell office:value-type="string" calcext:value-type="string">
            <text:p>10.1007/s13277-015-4429-4</text:p>
          </table:table-cell>
          <table:table-cell table:number-columns-repeated="1008"/>
        </table:table-row>
        <table:table-row table:style-name="ro16">
          <table:table-cell office:value-type="string" calcext:value-type="string">
            <text:p>Human</text:p>
          </table:table-cell>
          <table:table-cell office:value-type="string" calcext:value-type="string">
            <text:p>Telomere length</text:p>
          </table:table-cell>
          <table:table-cell office:value-type="string" calcext:value-type="string">
            <text:p>Pooled data from patients</text:p>
          </table:table-cell>
          <table:table-cell office:value-type="string" calcext:value-type="string">
            <text:p>Across 4 groups within 392 sample</text:p>
          </table:table-cell>
          <table:table-cell table:style-name="ce2" office:value-type="string" calcext:value-type="string">
            <text:p>No Adversity/No Disorder, n = 136; Adversity/No Disorder, n = 91; No Adversity/Disorder, n = 46; Adversity/Disorder, n = 119; Total = 392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r = 0.120, P &lt; 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HBB</text:p>
          </table:table-cell>
          <table:table-cell table:style-name="ce3"/>
          <table:table-cell office:value-type="string" calcext:value-type="string">
            <text:p>HBB</text:p>
          </table:table-cell>
          <table:table-cell office:value-type="string" calcext:value-type="string">
            <text:p>GCTTCTGACACAACTGTGTTCACTAGC</text:p>
          </table:table-cell>
          <table:table-cell office:value-type="string" calcext:value-type="string">
            <text:p>CACCAACTTCATCCACGT</text:p>
          </table:table-cell>
          <table:table-cell table:number-columns-repeated="2"/>
          <table:table-cell office:value-type="string" calcext:value-type="string">
            <text:p>10.1016/j.exger.2015.04.002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Oral premalignant lesions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500 samples</text:p>
          </table:table-cell>
          <table:table-cell table:style-name="ce2" office:value-type="string" calcext:value-type="string">
            <text:p>Cases= 143/ Control= 357 = 50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93/carcin/bgu09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78 samples</text:p>
          </table:table-cell>
          <table:table-cell table:style-name="ce2" office:value-type="string" calcext:value-type="string">
            <text:p>Cases = 139/ Controls = 139 = 278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GAGCGATGGTGAGAGCTAAGGT</text:p>
            <text:p>GTGCACCTGACTCCTGAGGAGA</text:p>
          </table:table-cell>
          <table:table-cell office:value-type="string" calcext:value-type="string">
            <text:p>CCTTGATACCAACCTGCCCAG</text:p>
          </table:table-cell>
          <table:table-cell table:number-columns-repeated="2"/>
          <table:table-cell office:value-type="string" calcext:value-type="string">
            <text:p>10.1002/mc.2237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SLC25A4 Mutation (Mitochondrial myopathy and Cardio muscular myopathy)</text:p>
          </table:table-cell>
          <table:table-cell office:value-type="string" calcext:value-type="string">
            <text:p>Skeletal muscle</text:p>
          </table:table-cell>
          <table:table-cell office:value-type="string" calcext:value-type="string">
            <text:p>Across 7 subject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Yeast Analysis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16/j.ajhg.2016.08.01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Multiple Sclerosis (MS) in Monozygotic twin pairs (MZ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9 samples</text:p>
          </table:table-cell>
          <table:table-cell/>
          <table:table-cell office:value-type="string" calcext:value-type="string">
            <text:p>No change</text:p>
          </table:table-cell>
          <table:table-cell office:value-type="string" calcext:value-type="string">
            <text:p>p=0.39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POLG</text:p>
          </table:table-cell>
          <table:table-cell table:style-name="ce3" table:number-columns-repeated="2"/>
          <table:table-cell office:value-type="string" calcext:value-type="string">
            <text:p>CCGCACAAGAGTGCTACTCTCCTC</text:p>
          </table:table-cell>
          <table:table-cell office:value-type="string" calcext:value-type="string">
            <text:p>GATATTGATTTCACGGAGGATGGTG</text:p>
          </table:table-cell>
          <table:table-cell table:number-columns-repeated="2"/>
          <table:table-cell office:value-type="string" calcext:value-type="string">
            <text:p>10.1002/humu.23003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Increased WBC Count, Ageing, Esteroprogestogen intak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89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(MTF3212/R3319)</text:p>
          </table:table-cell>
          <table:table-cell office:value-type="string" calcext:value-type="string">
            <text:p>RPLP0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93/aje/kwv175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Renal Cell Carcinoma (RC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541 samples</text:p>
          </table:table-cell>
          <table:table-cell table:style-name="ce2" office:value-type="string" calcext:value-type="string">
            <text:p>Cases= 260 / Controls = 240 = 541 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</text:p>
            <text:p>TGCACCTGACTCCTGAGGAGA</text:p>
          </table:table-cell>
          <table:table-cell office:value-type="string" calcext:value-type="string">
            <text:p>GAGCGATGGTGAGAGCTAAGGT</text:p>
            <text:p>CCTTGATACCAACCTGCCCAG</text:p>
          </table:table-cell>
          <table:table-cell table:number-columns-repeated="2"/>
          <table:table-cell office:value-type="string" calcext:value-type="string">
            <text:p>10.1093/jnci/djn213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Zebra Fish</text:p>
          </table:table-cell>
          <table:table-cell office:value-type="string" calcext:value-type="string">
            <text:p>PAH induced alteration (PAH exposure)</text:p>
          </table:table-cell>
          <table:table-cell office:value-type="string" calcext:value-type="string">
            <text:p>Various Cell Lines</text:p>
          </table:table-cell>
          <table:table-cell office:value-type="string" calcext:value-type="string">
            <text:p>Across Cell lin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ACYTB</text:p>
            <text:p>PARP-1</text:p>
            <text:p>ARP-1</text:p>
          </table:table-cell>
          <table:table-cell table:style-name="ce3" table:number-columns-repeated="2"/>
          <table:table-cell office:value-type="string" calcext:value-type="string">
            <text:p>TTCTGAGGGGCCACAGTAAT</text:p>
            <text:p>GAGGAAGTAAAGGAAGCCAA</text:p>
            <text:p>AAGCTTCGAGACCTGGAG</text:p>
          </table:table-cell>
          <table:table-cell office:value-type="string" calcext:value-type="string">
            <text:p>GGGGTTATTTGATCCGGTTT</text:p>
            <text:p>CACAACTTCAACAGGCTCT</text:p>
            <text:p>TCCAAGAGCTTGCGGTA</text:p>
          </table:table-cell>
          <table:table-cell table:number-columns-repeated="2"/>
          <table:table-cell office:value-type="string" calcext:value-type="string">
            <text:p>10.1155/2014/605135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Diabetic retinopathy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20 samples</text:p>
          </table:table-cell>
          <table:table-cell table:style-name="ce2" office:value-type="string" calcext:value-type="string">
            <text:p>No = 53/ Mild = 98/ Proliferative =69 = 22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2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16/j.diabres.2015.10.006</text:p>
          </table:table-cell>
          <table:table-cell table:number-columns-repeated="1008"/>
        </table:table-row>
        <table:table-row table:style-name="ro16">
          <table:table-cell office:value-type="string" calcext:value-type="string">
            <text:p>Human</text:p>
          </table:table-cell>
          <table:table-cell office:value-type="string" calcext:value-type="string">
            <text:p>Demethylation of D-loop in Colorectal Cancer</text:p>
          </table:table-cell>
          <table:table-cell office:value-type="string" calcext:value-type="string">
            <text:p>Tumour vs non tumour tissues</text:p>
          </table:table-cell>
          <table:table-cell office:value-type="string" calcext:value-type="string">
            <text:p>Across 65 sampel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 &lt; 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D-loop-M </text:p>
            <text:p>D-loop-U</text:p>
            <text:p>mtDNA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D-loop-M </text:p>
            <text:p>D-loop-U</text:p>
            <text:p>mtDNA</text:p>
            <text:p>HBB</text:p>
          </table:table-cell>
          <table:table-cell office:value-type="string" calcext:value-type="string">
            <text:p>TGTTTCGGTTTTAGCGTTTC</text:p>
            <text:p>GGGTGTTTTGGTTTTAGTGTTTT</text:p>
            <text:p>TACTCACCAGACGCCTCAACCG</text:p>
            <text:p>CGGGAAATCGTGCGTGACAT</text:p>
          </table:table-cell>
          <table:table-cell office:value-type="string" calcext:value-type="string">
            <text:p>TACTACTCTCCTCGCTCCGA</text:p>
            <text:p>ATACTACTCTCCTCACTCCAAAC</text:p>
            <text:p>TTATCGGAATGGGAGGTGATTC</text:p>
            <text:p>GAAGGAAGGCTGGAAGAGTG</text:p>
          </table:table-cell>
          <table:table-cell table:number-columns-repeated="2"/>
          <table:table-cell office:value-type="string" calcext:value-type="string">
            <text:p>10.3892/mmr.2015.425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Renal Cell Carcinoma (RCC)</text:p>
          </table:table-cell>
          <table:table-cell office:value-type="string" calcext:value-type="string">
            <text:p>Tumour vs non tumour tissues</text:p>
          </table:table-cell>
          <table:table-cell office:value-type="string" calcext:value-type="string">
            <text:p>Across 756 samples</text:p>
          </table:table-cell>
          <table:table-cell table:style-name="ce2" office:value-type="string" calcext:value-type="string">
            <text:p>Cases = 252/ Controls = 504 = 756 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0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10.1093/carcin/bgt49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Ageing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= 0.005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93/carcin/bgt495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uman</text:p>
          </table:table-cell>
          <table:table-cell office:value-type="string" calcext:value-type="string">
            <text:p>Telomere length</text:p>
          </table:table-cell>
          <table:table-cell office:value-type="string" calcext:value-type="string">
            <text:p>Fasting blood samples</text:p>
          </table:table-cell>
          <table:table-cell office:value-type="string" calcext:value-type="string">
            <text:p>Across 98 sampel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r = 0.72; p &lt; 0.0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TL</text:p>
            <text:p>HBB</text:p>
          </table:table-cell>
          <table:table-cell office:value-type="string" calcext:value-type="string">
            <text:p>TL</text:p>
            <text:p>ND1</text:p>
            <text:p>HBB</text:p>
          </table:table-cell>
          <table:table-cell office:value-type="string" calcext:value-type="string">
            <text:p>ACACTAAGGTTTGGGTTTGGGTTTGGGTTTGGGTTAGTGT</text:p>
            <text:p>CACCCAAGAACAGGGTTTGT</text:p>
            <text:p>GCTTCTGACACAACTGTGTTCACTAGC</text:p>
          </table:table-cell>
          <table:table-cell office:value-type="string" calcext:value-type="string">
            <text:p>TGTTAGGTATCCCTATCCCTATCCCTATCCCTATCCCTAACA</text:p>
            <text:p>TGGCCATGGGTATGTTGTTA</text:p>
            <text:p>CACCAACTTCATCCACGTTCA</text:p>
          </table:table-cell>
          <table:table-cell table:number-columns-repeated="2"/>
          <table:table-cell office:value-type="string" calcext:value-type="string">
            <text:p>10.1089/gtmb.2016.0176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Autism Spectrum Disorders (ASD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61 sampels</text:p>
          </table:table-cell>
          <table:table-cell table:style-name="ce2" office:value-type="string" calcext:value-type="string">
            <text:p>Cases = 78/ Developing children = 83 = 161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003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L394-H475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L394-H475</text:p>
            <text:p>HBB</text:p>
          </table:table-cell>
          <table:table-cell office:value-type="string" calcext:value-type="string">
            <text:p>CACCAGCCTAACCAGATTTC</text:p>
            <text:p>GCTTCTGACACAACTGTGTTCACTAGC</text:p>
          </table:table-cell>
          <table:table-cell office:value-type="string" calcext:value-type="string">
            <text:p>CACCAACTTCATCCACGTTCACC</text:p>
            <text:p>GGGTTGTATTGATGAGATTAGT</text:p>
          </table:table-cell>
          <table:table-cell table:number-columns-repeated="2"/>
          <table:table-cell office:value-type="string" calcext:value-type="string">
            <text:p>10.1186/s12888-015-0432-y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Human</text:p>
          </table:table-cell>
          <table:table-cell office:value-type="string" calcext:value-type="string">
            <text:p>Psychosocial Stress</text:p>
          </table:table-cell>
          <table:table-cell office:value-type="string" calcext:value-type="string">
            <text:p>Placental tissue</text:p>
          </table:table-cell>
          <table:table-cell office:value-type="string" calcext:value-type="string">
            <text:p>Across 147 sampel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&lt; 0.05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093/aje/kwx183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Pooled data from 3 studies and 1759 samples</text:p>
          </table:table-cell>
          <table:table-cell table:style-name="ce2" office:value-type="string" calcext:value-type="string">
            <text:p>ATBS: 227 cases/ 227 controls; PLCO: 426 cases/ 426 controls; SWHS: 221 cases; 222 controls</text:p>
          </table:table-cell>
          <table:table-cell office:value-type="string" calcext:value-type="string">
            <text:p>No change</text:p>
          </table:table-cell>
          <table:table-cell office:value-type="string" calcext:value-type="string">
            <text:p>P&gt;0.4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58/1055-9965.EPI-14-107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387 samples</text:p>
          </table:table-cell>
          <table:table-cell table:style-name="ce2" office:value-type="string" calcext:value-type="string">
            <text:p>Cases = 193/ Controls = 194 = 387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1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 </text:p>
            <text:p>GTGCACCTGACTCCTGAGGAGA</text:p>
          </table:table-cell>
          <table:table-cell office:value-type="string" calcext:value-type="string">
            <text:p>GAGCGATGGTGAGAGCTAAGGT</text:p>
            <text:p>CCTTGATACCAACCTGCC</text:p>
          </table:table-cell>
          <table:table-cell table:number-columns-repeated="2"/>
          <table:table-cell office:value-type="string" calcext:value-type="string">
            <text:p>10.1371/journal.pone.010947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Hepatocellular carcinoma (HC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58 samples</text:p>
          </table:table-cell>
          <table:table-cell table:style-name="ce2" office:value-type="string" calcext:value-type="string">
            <text:p>HCC = 274/ CLD = 126/ Controls = 258 = 658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= 0.01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 </text:p>
            <text:p>GCTTCTGACACAACTGTGTTCACTAGC</text:p>
          </table:table-cell>
          <table:table-cell office:value-type="string" calcext:value-type="string">
            <text:p>GAGCGATGGTGAGAGCTAAGGT </text:p>
            <text:p>CACCAACTTCATCCACGTTCACC</text:p>
          </table:table-cell>
          <table:table-cell table:number-columns-repeated="2"/>
          <table:table-cell office:value-type="string" calcext:value-type="string">
            <text:p>10.1111/j.1349-7006.2011.01968.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Gastric Cancer (G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61 samples</text:p>
          </table:table-cell>
          <table:table-cell table:style-name="ce2" office:value-type="string" calcext:value-type="string">
            <text:p>Cases = 162/ Controls = 299 = 461</text:p>
          </table:table-cell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58/1055-9965.EPI-11-037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Pancreatic Cancer (P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859 samples</text:p>
          </table:table-cell>
          <table:table-cell table:style-name="ce2" office:value-type="string" calcext:value-type="string">
            <text:p>Cases = 203/ Controls = 656 = 859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4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58/1940-6207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B-Cell Lymphoma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938 samples</text:p>
          </table:table-cell>
          <table:table-cell table:style-name="ce2" office:value-type="string" calcext:value-type="string">
            <text:p>Cases = 469/ Controls = 469 = </text:p>
          </table:table-cell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AACTTCATCCACGTTCACC </text:p>
            <text:p>AGCGAAGGGTTGTAGTAGCCC</text:p>
          </table:table-cell>
          <table:table-cell office:value-type="string" calcext:value-type="string">
            <text:p>GAAGAGCCAAGGACAGGTAC </text:p>
            <text:p>AACATACCCATGGCCAACCT</text:p>
          </table:table-cell>
          <table:table-cell table:number-columns-repeated="2"/>
          <table:table-cell office:value-type="string" calcext:value-type="string">
            <text:p>10.1182/blood-2013-10-53208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Non-hodgkin Lymphoma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08 samples</text:p>
          </table:table-cell>
          <table:table-cell table:style-name="ce2" office:value-type="string" calcext:value-type="string">
            <text:p>Cases = 104/ Controls = 104 = 208</text:p>
          </table:table-cell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82/blood-2008- 05-15797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Gastric Cancer (G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57 samples</text:p>
          </table:table-cell>
          <table:table-cell table:style-name="ce2" office:value-type="string" calcext:value-type="string">
            <text:p>Cases = 132/ Controls = 125 = 257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&lt;0.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CCCTAAAACCCGCCACATCT </text:p>
            <text:p>CCTTGATACCAACCTGCCCAG</text:p>
          </table:table-cell>
          <table:table-cell office:value-type="string" calcext:value-type="string">
            <text:p>GAGCGATGGTGAGAGCTAAGGT </text:p>
            <text:p>GTGCACCTGACTCCTGAGGAGA</text:p>
          </table:table-cell>
          <table:table-cell table:number-columns-repeated="2"/>
          <table:table-cell office:value-type="string" calcext:value-type="string">
            <text:p>10.1002/cncr.2879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Colorectal Cancer (C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40 samples</text:p>
          </table:table-cell>
          <table:table-cell table:style-name="ce2" office:value-type="string" calcext:value-type="string">
            <text:p>Cases = 320/ Controls = 320 = 64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ND1</text:p>
            <text:p>BRCA1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02/cncr.2590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828 samples</text:p>
          </table:table-cell>
          <table:table-cell table:style-name="ce2" office:value-type="string" calcext:value-type="string">
            <text:p>Cases = 414/ Controls = 414 = 828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186/1471-2407-14-682</text:p>
          </table:table-cell>
          <table:table-cell table:number-columns-repeated="1008"/>
        </table:table-row>
        <table:table-row table:style-name="ro18">
          <table:table-cell office:value-type="string" calcext:value-type="string">
            <text:p>Human</text:p>
          </table:table-cell>
          <table:table-cell office:value-type="string" calcext:value-type="string">
            <text:p>Hepatocellular carcinoma (HCC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Tumour vs non tumour</text:p>
          </table:table-cell>
          <table:table-cell table:style-name="ce2" office:value-type="string" calcext:value-type="string">
            <text:p>Cases = 18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HBB </text:p>
            <text:p>ND1</text:p>
            <text:p>D-loop</text:p>
            <text:p>Deletion</text:p>
            <text:p>ND1</text:p>
            <text:p>HBB</text:p>
            <text:p>mtSSB</text:p>
            <text:p>NRF-1</text:p>
            <text:p>TFAM</text:p>
            <text:p>PGC-1</text:p>
          </table:table-cell>
          <table:table-cell office:value-type="string" calcext:value-type="string">
            <text:p>CATGTGCAAGGCCGGCTTCG</text:p>
            <text:p>TCTCACCATCGCTCTTCTAC</text:p>
            <text:p>CCCCATGCTTACAAGCAAGT </text:p>
            <text:p>GCTTTGAGGAGGTAAGCTAC</text:p>
            <text:p>CCGGGGGTATACTACGGTCA</text:p>
            <text:p>AACATACCCATGGCCAACCT</text:p>
            <text:p>TGGCATTGCCGACAGGAT</text:p>
            <text:p>CCTCAGAGACGTGGCATATCAA</text:p>
            <text:p>TTGGAGAATGTGGTGCGTAAGT</text:p>
            <text:p>CCAAAAAGACCTCGTTCAGCTTA</text:p>
          </table:table-cell>
          <table:table-cell office:value-type="string" calcext:value-type="string">
            <text:p>CTGGGTCATCTTCTCGCGGT </text:p>
            <text:p>TTGGTCTCTGCTAGTGTGGA </text:p>
            <text:p>CACGCGATAGCATTGCGAGACGCTG </text:p>
            <text:p>GGGGAAGCGAGGTTGACCTG </text:p>
            <text:p>GGCAGGAGTAATCAGAGGTG </text:p>
            <text:p>GCTCAGGAGGAGCAATGATCT </text:p>
            <text:p>CGCCTCACATTATTTTTATCCATGT </text:p>
            <text:p>GAGAGGCGGCAGTTCTGAGT </text:p>
            <text:p>CTTTACAGTCTTCAGCTTTTCCTGC </text:p>
            <text:p>TATGAGGAGGAGTGGTGGGTG</text:p>
          </table:table-cell>
          <table:table-cell table:number-columns-repeated="2"/>
          <table:table-cell office:value-type="string" calcext:value-type="string">
            <text:p>10.1038/sj.bjc.660184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Diabetic atherogenesis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36 samples</text:p>
          </table:table-cell>
          <table:table-cell/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TGGGTACAATGAGGAGTAGG </text:p>
            <text:p>TCACCCACACTGTGCCCATCTAGGA</text:p>
          </table:table-cell>
          <table:table-cell office:value-type="string" calcext:value-type="string">
            <text:p>GGAGTAATCCAGGTCGGT </text:p>
            <text:p>CAGCGGAACCGCTCATTGCCAATGG</text:p>
          </table:table-cell>
          <table:table-cell table:number-columns-repeated="2"/>
          <table:table-cell office:value-type="string" calcext:value-type="string">
            <text:p>10.4238/2012.September.17.4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Human</text:p>
          </table:table-cell>
          <table:table-cell office:value-type="string" calcext:value-type="string">
            <text:p>Pelvic organ prolapse progression</text:p>
          </table:table-cell>
          <table:table-cell office:value-type="string" calcext:value-type="string">
            <text:p>Uterosacral ligaments</text:p>
          </table:table-cell>
          <table:table-cell office:value-type="string" calcext:value-type="string">
            <text:p>Across 83 samples</text:p>
          </table:table-cell>
          <table:table-cell table:style-name="ce2" office:value-type="string" calcext:value-type="string">
            <text:p>POP = 45/ Myoma = 38 = 84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mtDNA segment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  <text:p>mtDNA</text:p>
            <text:p>Rearrangement detecting sequence</text:p>
          </table:table-cell>
          <table:table-cell office:value-type="string" calcext:value-type="string">
            <text:p>AACATACCCATGGCCAACCT </text:p>
            <text:p>GAAGAGCCAAGGACAGGTAC </text:p>
            <text:p>GGGGAAGCGAGGTTGACCTG </text:p>
            <text:p>TGAACCTACGAGTACACCGA</text:p>
          </table:table-cell>
          <table:table-cell office:value-type="string" calcext:value-type="string">
            <text:p>ACCAACACCTCTTTACAGTG</text:p>
            <text:p>CAACTTCATCCACGTTCACC</text:p>
            <text:p>AGCGAAGGGTTGTAGTAGCCC</text:p>
            <text:p>GTGGGCTATTTAGGCTTTAT</text:p>
          </table:table-cell>
          <table:table-cell/>
          <table:table-cell table:style-name="ce2" office:value-type="string" calcext:value-type="string">
            <text:p>GCTTACATTTGCTTCTGACACAACT-FL </text:p>
            <text:p>GTTCACTAGCAACCTCAAACAGAC-PH </text:p>
            <text:p>CCATTCTAATCGCAATGGCATTCC-FL </text:p>
            <text:p>AATGCTTACCGAACGAAAAATT-PH </text:p>
            <text:p>TGGCAGCCTAGCATTAGCAGG-PH </text:p>
            <text:p>AACTACCACCTACCTCCCTCACC-FL</text:p>
          </table:table-cell>
          <table:table-cell office:value-type="string" calcext:value-type="string">
            <text:p>10.1007/s00192-009-0871-4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Human</text:p>
          </table:table-cell>
          <table:table-cell office:value-type="string" calcext:value-type="string">
            <text:p>Memory health and other age related disorders</text:p>
          </table:table-cell>
          <table:table-cell office:value-type="string" calcext:value-type="string">
            <text:p>Analysis of complete mitochondrial genome</text:p>
          </table:table-cell>
          <table:table-cell office:value-type="string" calcext:value-type="string">
            <text:p>Across 1007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 </text:p>
            <text:p>HBB</text:p>
          </table:table-cell>
          <table:table-cell office:value-type="string" calcext:value-type="string">
            <text:p>GCAGAGCCCGGTAATCGCA</text:p>
            <text:p>CGGCGGCGGGCGGCGCGGGCTGGGCGGCTTCATCCACGTTCACCTTG</text:p>
          </table:table-cell>
          <table:table-cell office:value-type="string" calcext:value-type="string">
            <text:p>TAAGAAGAGGAATTGAACCTCTGACTGTAA </text:p>
            <text:p>GCCCGGCCCGCCGCGCCCGTCCCGCCGGAGGAGAAGTCTGCCGTT</text:p>
          </table:table-cell>
          <table:table-cell table:number-columns-repeated="2"/>
          <table:table-cell office:value-type="string" calcext:value-type="string">
            <text:p>10.1186/1471-2105-15-S7-26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Sperm health with respect to altitude</text:p>
          </table:table-cell>
          <table:table-cell office:value-type="string" calcext:value-type="string">
            <text:p>Semen</text:p>
          </table:table-cell>
          <table:table-cell office:value-type="string" calcext:value-type="string">
            <text:p>Across 5300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GADPH </text:p>
            <text:p>mt genome</text:p>
          </table:table-cell>
          <table:table-cell office:value-type="string" calcext:value-type="string">
            <text:p>16 srRNA</text:p>
          </table:table-cell>
          <table:table-cell office:value-type="string" calcext:value-type="string">
            <text:p>16srRNA</text:p>
            <text:p>GADPH</text:p>
            <text:p>mt genome</text:p>
          </table:table-cell>
          <table:table-cell office:value-type="string" calcext:value-type="string">
            <text:p>ACTTTGCAAGGAGAGCCAAA</text:p>
            <text:p>GGATGATGTTCTGGAAGAGCC</text:p>
            <text:p>AAGGATCCTCTAGAGCCCACTGTAAAG</text:p>
          </table:table-cell>
          <table:table-cell office:value-type="string" calcext:value-type="string">
            <text:p>TGGACAACCAGCTATCACCA</text:p>
            <text:p>AACAGCCTCAAGATCATCAGC</text:p>
            <text:p>TTGGATCCAGTGCATACCGCCAAAAG</text:p>
          </table:table-cell>
          <table:table-cell table:number-columns-repeated="2"/>
          <table:table-cell office:value-type="string" calcext:value-type="string">
            <text:p>10.1007/s10815-011-9620-y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27 samples</text:p>
          </table:table-cell>
          <table:table-cell table:style-name="ce2" office:value-type="string" calcext:value-type="string">
            <text:p>Cases = 210/ Controls = 217 = 427</text:p>
          </table:table-cell>
          <table:table-cell office:value-type="string" calcext:value-type="string">
            <text:p>No change</text:p>
          </table:table-cell>
          <table:table-cell office:value-type="string" calcext:value-type="string">
            <text:p>P = 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mtDNA segment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mtDNA segment</text:p>
            <text:p>HBB</text:p>
          </table:table-cell>
          <table:table-cell office:value-type="string" calcext:value-type="string">
            <text:p>CACCAGCCTAACCAGATTTC</text:p>
            <text:p>GCTTCTGACACAACTGTGTTCACTAGC</text:p>
          </table:table-cell>
          <table:table-cell office:value-type="string" calcext:value-type="string">
            <text:p>GGGTTGTATTGATGAGATTAGT </text:p>
            <text:p>CACCAACTTCATCCACGTTCACC</text:p>
          </table:table-cell>
          <table:table-cell table:number-columns-repeated="2"/>
          <table:table-cell office:value-type="string" calcext:value-type="string">
            <text:p>10.1371/journal.pone.0096869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Polycystic ovary syndrom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10 samples</text:p>
          </table:table-cell>
          <table:table-cell table:style-name="ce2" office:value-type="string" calcext:value-type="string">
            <text:p>Cases = 50/ Controls = 60 = 110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DNA segment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mtDNA segment</text:p>
            <text:p>HBB</text:p>
          </table:table-cell>
          <table:table-cell office:value-type="string" calcext:value-type="string">
            <text:p>AACATACCCATGGCCAACCT</text:p>
            <text:p>GAAGAGCCAAGGACAGGTAC</text:p>
          </table:table-cell>
          <table:table-cell office:value-type="string" calcext:value-type="string">
            <text:p>AGCGAAGGGTTGTAGTAGCCC </text:p>
            <text:p>CAACTTCATCCACGTTCACC</text:p>
          </table:table-cell>
          <table:table-cell table:number-columns-repeated="2"/>
          <table:table-cell office:value-type="string" calcext:value-type="string">
            <text:p>10.1016/j.metabol.2011.04.009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Non-Alcoholic Fatty Liver Diseas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5 samples</text:p>
          </table:table-cell>
          <table:table-cell table:style-name="ce2" office:value-type="string" calcext:value-type="string">
            <text:p>Cases = 29 / Control = 16 = 45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2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GADPH </text:p>
            <text:p>mt primer</text:p>
          </table:table-cell>
          <table:table-cell table:style-name="ce3"/>
          <table:table-cell office:value-type="string" calcext:value-type="string">
            <text:p>GADPH </text:p>
            <text:p>mt primer</text:p>
          </table:table-cell>
          <table:table-cell office:value-type="string" calcext:value-type="string">
            <text:p>CCAGGTGGTCTCCTCTGACTTC </text:p>
            <text:p>CCAGCGTCTCGCAATGCT</text:p>
          </table:table-cell>
          <table:table-cell office:value-type="string" calcext:value-type="string">
            <text:p>GTGGTCGTTGAGGGCAATG </text:p>
            <text:p>CTCCATGCATTTGGTATTTTCG</text:p>
          </table:table-cell>
          <table:table-cell/>
          <table:table-cell table:style-name="ce2" office:value-type="string" calcext:value-type="string">
            <text:p>FAM-TCGCGTGCACACCCCCCA-TAMRA </text:p>
            <text:p>FAM-ACAGCGACACCCACTCCTCCACCTT-TAMRA</text:p>
          </table:table-cell>
          <table:table-cell office:value-type="string" calcext:value-type="string">
            <text:p>10.4166/kjg.2010.55.6.38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Femoral Neck BMD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46 samples</text:p>
          </table:table-cell>
          <table:table-cell table:style-name="ce2" office:value-type="string" calcext:value-type="string">
            <text:p>Normal = 56/ Osteopenia = 54/ Osteoporosis = 36 = 146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r = 0.36; P&lt; 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AACATACCCATGGCCAACCT </text:p>
            <text:p>GAAGAGCCAAGGACAGGTAC</text:p>
          </table:table-cell>
          <table:table-cell office:value-type="string" calcext:value-type="string">
            <text:p>AGCGAAGGGTTGTAGTAGCCC </text:p>
            <text:p>CAACTTCATCCACGTTCACC</text:p>
          </table:table-cell>
          <table:table-cell table:number-columns-repeated="2"/>
          <table:table-cell office:value-type="string" calcext:value-type="string">
            <text:p>10.3899/jrheum.111444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Lumbar BMD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46 samples</text:p>
          </table:table-cell>
          <table:table-cell table:style-name="ce2" office:value-type="string" calcext:value-type="string">
            <text:p>Normal = 56/ Osteopenia = 54/ Osteoporosis = 36 = 146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r = -0.07 ;p = 0.4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office:value-type="string" calcext:value-type="string">
            <text:p>AACATACCCATGGCCAACCT </text:p>
            <text:p>GAAGAGCCAAGGACAGGTAC</text:p>
          </table:table-cell>
          <table:table-cell office:value-type="string" calcext:value-type="string">
            <text:p>AGCGAAGGGTTGTAGTAGCCC </text:p>
            <text:p>CAACTTCATCCACGTTCACC</text:p>
          </table:table-cell>
          <table:table-cell table:number-columns-repeated="2"/>
          <table:table-cell office:value-type="string" calcext:value-type="string">
            <text:p>10.3899/jrheum.111444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Gulf War Illness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8 samples</text:p>
          </table:table-cell>
          <table:table-cell table:style-name="ce2" office:value-type="string" calcext:value-type="string">
            <text:p>Cases = 21/ Controls = 7 = 28</text:p>
          </table:table-cell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371/journal.pone.0184832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PAH exposure in house dust in winter volataile PAH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6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= 0.002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36B4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 </text:p>
            <text:p>HBB </text:p>
            <text:p>36B4</text:p>
          </table:table-cell>
          <table:table-cell office:value-type="string" calcext:value-type="string">
            <text:p>ATGGCCAACCTCCTACTCCT </text:p>
            <text:p>ACTCTTCCAGCCTTCCTTCC </text:p>
            <text:p>GGAATGTGGGCTTTGTGTTC </text:p>
          </table:table-cell>
          <table:table-cell office:value-type="string" calcext:value-type="string">
            <text:p>CTACAACGTTGGGGCCTTT </text:p>
            <text:p>GGCAGGACTTAGCTTCCACA </text:p>
            <text:p>CCCAATTGTCCCCTTACCTT</text:p>
          </table:table-cell>
          <table:table-cell/>
          <table:table-cell table:style-name="ce2" office:value-type="string" calcext:value-type="string">
            <text:p>115</text:p>
            <text:p>102</text:p>
            <text:p>84</text:p>
          </table:table-cell>
          <table:table-cell office:value-type="string" calcext:value-type="string">
            <text:p>10.1371/journal.pone.0063208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PAH exposure in house dust in winter volataile PAH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6 samples</text:p>
          </table:table-cell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= 0.04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36B4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 </text:p>
            <text:p>HBB </text:p>
            <text:p>36B4</text:p>
          </table:table-cell>
          <table:table-cell office:value-type="string" calcext:value-type="string">
            <text:p>ATGGCCAACCTCCTACTCCT </text:p>
            <text:p>ACTCTTCCAGCCTTCCTTCC </text:p>
            <text:p>GGAATGTGGGCTTTGTGTTC </text:p>
          </table:table-cell>
          <table:table-cell office:value-type="string" calcext:value-type="string">
            <text:p>CTACAACGTTGGGGCCTTT </text:p>
            <text:p>GGCAGGACTTAGCTTCCACA </text:p>
            <text:p>CCCAATTGTCCCCTTACCTT</text:p>
          </table:table-cell>
          <table:table-cell/>
          <table:table-cell table:style-name="ce2" office:value-type="string" calcext:value-type="string">
            <text:p>115</text:p>
            <text:p>102</text:p>
            <text:p>84</text:p>
          </table:table-cell>
          <table:table-cell office:value-type="string" calcext:value-type="string">
            <text:p>10.1371/journal.pone.0063208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Human</text:p>
          </table:table-cell>
          <table:table-cell office:value-type="string" calcext:value-type="string">
            <text:p>PAH exposure in house dust in summ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46 samples</text:p>
          </table:table-cell>
          <table:table-cell/>
          <table:table-cell office:value-type="string" calcext:value-type="string">
            <text:p>No change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36B4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 </text:p>
            <text:p>HBB </text:p>
            <text:p>36B4</text:p>
          </table:table-cell>
          <table:table-cell office:value-type="string" calcext:value-type="string">
            <text:p>ATGGCCAACCTCCTACTCCT </text:p>
            <text:p>ACTCTTCCAGCCTTCCTTCC </text:p>
            <text:p>GGAATGTGGGCTTTGTGTTC </text:p>
          </table:table-cell>
          <table:table-cell office:value-type="string" calcext:value-type="string">
            <text:p>CTACAACGTTGGGGCCTTT </text:p>
            <text:p>GGCAGGACTTAGCTTCCACA </text:p>
            <text:p>CCCAATTGTCCCCTTACCTT</text:p>
          </table:table-cell>
          <table:table-cell/>
          <table:table-cell table:style-name="ce2" office:value-type="string" calcext:value-type="string">
            <text:p>115</text:p>
            <text:p>102</text:p>
            <text:p>84</text:p>
          </table:table-cell>
          <table:table-cell office:value-type="string" calcext:value-type="string">
            <text:p>10.1371/journal.pone.0063208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Susceptibility to Leprosy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527 samples</text:p>
          </table:table-cell>
          <table:table-cell table:style-name="ce2" office:value-type="string" calcext:value-type="string">
            <text:p>Cases = 296/ Controls = 231 = 527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 = 0.008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mtDNA segment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mtDNA segment</text:p>
            <text:p>HBB</text:p>
          </table:table-cell>
          <table:table-cell office:value-type="string" calcext:value-type="string">
            <text:p>CACCAGCCTAACCAGATTTC </text:p>
            <text:p>CTATGGGACGCTTGATGT</text:p>
          </table:table-cell>
          <table:table-cell office:value-type="string" calcext:value-type="string">
            <text:p>GGGTTGTATTGATGAGATTAGT </text:p>
            <text:p>GCAATCATTCGTCTGTTT</text:p>
          </table:table-cell>
          <table:table-cell table:number-columns-repeated="2"/>
          <table:table-cell office:value-type="string" calcext:value-type="string">
            <text:p>10.1371/journal.pone.0038848</text:p>
          </table:table-cell>
          <table:table-cell table:number-columns-repeated="1008"/>
        </table:table-row>
        <table:table-row table:style-name="ro21">
          <table:table-cell office:value-type="string" calcext:value-type="string">
            <text:p>Human</text:p>
          </table:table-cell>
          <table:table-cell office:value-type="string" calcext:value-type="string">
            <text:p>Lupus Nephritis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30 samples</text:p>
          </table:table-cell>
          <table:table-cell table:style-name="ce2" office:value-type="string" calcext:value-type="string">
            <text:p>Cases = 85/ Controls = 45 = 130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&lt;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  <text:p>ATPase</text:p>
          </table:table-cell>
          <table:table-cell office:value-type="string" calcext:value-type="string">
            <text:p>HBB</text:p>
            <text:p>18 srRNA</text:p>
          </table:table-cell>
          <table:table-cell office:value-type="string" calcext:value-type="string">
            <text:p>ND1 </text:p>
            <text:p>18 SrRNA </text:p>
            <text:p>ND1 </text:p>
            <text:p>ATPase </text:p>
            <text:p>HBB</text:p>
          </table:table-cell>
          <table:table-cell office:value-type="string" calcext:value-type="string">
            <text:p>CACCCAAGAACAGGGTTTGT</text:p>
            <text:p>TAGAGGGACAAGTGGCGTTC</text:p>
            <text:p>TGGGTACAATGAGGAGTAGG</text:p>
            <text:p>TTTATTGCCACAACTAACCTCCT</text:p>
            <text:p>ATTGGCAATGAGCGGTTC</text:p>
          </table:table-cell>
          <table:table-cell office:value-type="string" calcext:value-type="string">
            <text:p>TGGCCATGGGATTGTTGTTAA</text:p>
            <text:p>CGCTGAGCCAGTCAGTGT</text:p>
            <text:p>GGAGTAATCCAGGTCGGT</text:p>
            <text:p>TTGGGTGGTTGGTGTAAATG</text:p>
            <text:p>GGATGCCACAGGACTCCAT</text:p>
          </table:table-cell>
          <table:table-cell table:number-columns-repeated="2"/>
          <table:table-cell office:value-type="string" calcext:value-type="string">
            <text:p>10.3390/ijms1307885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Human</text:p>
          </table:table-cell>
          <table:table-cell office:value-type="string" calcext:value-type="string">
            <text:p>Obesity Hypertensivity GF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9 samples</text:p>
          </table:table-cell>
          <table:table-cell table:style-name="ce2" office:value-type="string" calcext:value-type="string">
            <text:p>HV = 23/ CEH = 23/ ObAAEH = 23 = 69</text:p>
          </table:table-cell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COX3</text:p>
          </table:table-cell>
          <table:table-cell office:value-type="string" calcext:value-type="string">
            <text:p>ND1</text:p>
            <text:p>COX3</text:p>
          </table:table-cell>
          <table:table-cell office:value-type="string" calcext:value-type="string">
            <text:p>AGTCACCCTAGCCATCATTCTACT </text:p>
            <text:p>AGGCATCACCCCGCTAAATC</text:p>
          </table:table-cell>
          <table:table-cell office:value-type="string" calcext:value-type="string">
            <text:p>GGAGTAATCAGAGGTGTTCTTGTGT </text:p>
            <text:p>GGTGAGCTCAGGTGATTGATACTC</text:p>
          </table:table-cell>
          <table:table-cell table:number-columns-repeated="2"/>
          <table:table-cell office:value-type="string" calcext:value-type="string">
            <text:p>10.1093/ajh/hpx103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uman</text:p>
          </table:table-cell>
          <table:table-cell office:value-type="string" calcext:value-type="string">
            <text:p>Microalbumiurea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694 samples</text:p>
          </table:table-cell>
          <table:table-cell/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office:value-type="string" calcext:value-type="string">
            <text:p>mt2981-3245</text:p>
          </table:table-cell>
          <table:table-cell office:value-type="string" calcext:value-type="string">
            <text:p>28 srRNA</text:p>
          </table:table-cell>
          <table:table-cell office:value-type="string" calcext:value-type="string">
            <text:p>mtDNA segment</text:p>
            <text:p>28 srRNA</text:p>
          </table:table-cell>
          <table:table-cell office:value-type="string" calcext:value-type="string">
            <text:p>ACGACCTCGATGTTGAGATC </text:p>
            <text:p>TTAAGGTAGCCAAAAATGCCTCG</text:p>
          </table:table-cell>
          <table:table-cell office:value-type="string" calcext:value-type="string">
            <text:p>GCTCTGCCATCTTAACAAACC </text:p>
            <text:p>CCTTGGCTGTGGTTTCGCT</text:p>
          </table:table-cell>
          <table:table-cell table:style-name="ce2" office:value-type="string" calcext:value-type="string">
            <text:p>FAM-TTCAGACCGGAGTAATCCAGGTCG-TAMRA </text:p>
            <text:p>FAM-TGAACGAGATTCCCACTGTCCCCCTACCTACTAAATC-TAMRA</text:p>
          </table:table-cell>
          <table:table-cell/>
          <table:table-cell office:value-type="string" calcext:value-type="string">
            <text:p>10.3858/emm.2009.41.4.02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Rat</text:p>
          </table:table-cell>
          <table:table-cell office:value-type="string" calcext:value-type="string">
            <text:p>Opiate addition and hippocampus</text:p>
          </table:table-cell>
          <table:table-cell office:value-type="string" calcext:value-type="string">
            <text:p>Peripheral blood leukocytes</text:p>
          </table:table-cell>
          <table:table-cell table:style-name="ce3"/>
          <table:table-cell/>
          <table:table-cell office:value-type="string" calcext:value-type="string">
            <text:p>Decreased</text:p>
          </table:table-cell>
          <table:table-cell office:value-type="string" calcext:value-type="string">
            <text:p>P = 0.001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4161/auto.2546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Cardiovascular disease risk</text:p>
          </table:table-cell>
          <table:table-cell office:value-type="string" calcext:value-type="string">
            <text:p>Peripheral blood leukocytes</text:p>
          </table:table-cell>
          <table:table-cell table:style-name="ce3"/>
          <table:table-cell/>
          <table:table-cell office:value-type="string" calcext:value-type="string">
            <text:p>Decreased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10.1001/jamacardio.2017.3683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Human</text:p>
          </table:table-cell>
          <table:table-cell office:value-type="string" calcext:value-type="string">
            <text:p>Sleep duration discordant monozygotic twins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30 samples</text:p>
          </table:table-cell>
          <table:table-cell table:style-name="ce2" office:value-type="string" calcext:value-type="string">
            <text:p>15 monozygotic twin pairs</text:p>
          </table:table-cell>
          <table:table-cell office:value-type="string" calcext:value-type="string">
            <text:p>De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5665/sleep.506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Breast Cancer 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207 samples</text:p>
          </table:table-cell>
          <table:table-cell table:style-name="ce2" office:value-type="string" calcext:value-type="string">
            <text:p>Cases = 953/ Controls = 1099 = 2207</text:p>
          </table:table-cell>
          <table:table-cell office:value-type="string" calcext:value-type="string">
            <text:p>Increased</text:p>
          </table:table-cell>
          <table:table-cell table:style-name="ce3"/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158/0008-5472.CAN-14-1692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Metabolic syndrome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130 samples</text:p>
          </table:table-cell>
          <table:table-cell table:style-name="ce2" office:value-type="string" calcext:value-type="string">
            <text:p>Cases = 50/ Control = 80 = 130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P &lt; 0.05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float" office:value="21844659" calcext:value-type="float">
            <text:p>2184465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000 samples</text:p>
          </table:table-cell>
          <table:table-cell table:style-name="ce2" office:value-type="string" calcext:value-type="string">
            <text:p>Cases = 1000/ Controls = 1000 = 2000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P&lt;0.001</text:p>
          </table:table-cell>
          <table:table-cell office:value-type="string" calcext:value-type="string">
            <text:p>qPCR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ND1</text:p>
            <text:p>HBB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0.1093/carcin/bgv130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Human</text:p>
          </table:table-cell>
          <table:table-cell office:value-type="string" calcext:value-type="string">
            <text:p>Leber’s Hereditary Optic Neuropathy (LHON)</text:p>
          </table:table-cell>
          <table:table-cell office:value-type="string" calcext:value-type="string">
            <text:p>Peripheral blood leukocytes</text:p>
          </table:table-cell>
          <table:table-cell office:value-type="string" calcext:value-type="string">
            <text:p>Across 27 samples</text:p>
          </table:table-cell>
          <table:table-cell/>
          <table:table-cell office:value-type="string" calcext:value-type="string">
            <text:p>Increased</text:p>
          </table:table-cell>
          <table:table-cell office:value-type="string" calcext:value-type="string">
            <text:p>P &lt; 0.05</text:p>
          </table:table-cell>
          <table:table-cell office:value-type="string" calcext:value-type="string">
            <text:p>qPC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10.1167/iovs.16-20389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1:16:16.862623774</meta:creation-date>
    <dc:date>2018-05-27T21:19:07.442785822</dc:date>
    <meta:editing-duration>PT2M51S</meta:editing-duration>
    <meta:editing-cycles>1</meta:editing-cycles>
    <meta:document-statistic meta:table-count="1" meta:cell-count="1443" meta:object-count="0"/>
    <meta:generator>LibreOffice/5.1.6.2$Linux_X86_64 LibreOffice_project/10m0$Build-2</meta:generator>
  </office:meta>
</office:document-meta>
</file>